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ext-properties style:font-name="Liberation Sans" style:font-name-asian="DejaVu Sans" style:font-name-complex="Lohit Hindi"/>
    </style:style>
    <style:style style:name="ce13" style:family="table-cell" style:parent-style-name="Default">
      <style:table-cell-properties fo:background-color="#ff33ff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.048in" svg:y="24.5571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1.2083in" svg:y="7.1303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1.065in" svg:y="3.3988in">
            <draw:object draw:notify-on-update-of-ranges="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476in" svg:y="19.0602in">
            <draw:object draw:notify-on-update-of-ranges="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6.2988in" svg:height="3.5429in" svg:x="7.5492in" svg:y="24.5567in">
            <draw:object draw:notify-on-update-of-ranges="Sheet1.B130:Sheet1.G130 Sheet1.B137:Sheet1.G13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1" svg:width="6.2988in" svg:height="3.5429in" svg:x="17.7323in" svg:y="32.0291in">
            <draw:object draw:notify-on-update-of-ranges="Sheet1.R222:Sheet1.R222 Sheet1.R223:Sheet1.R228 Sheet1.S222:Sheet1.S222 Sheet1.S223:Sheet1.S228 Sheet1.T222:Sheet1.T222 Sheet1.T223:Sheet1.T228 Sheet1.U222:Sheet1.U222 Sheet1.U223:Sheet1.U228 Sheet1.V222:Sheet1.V222 Sheet1.V223:Sheet1.V228 Sheet1.W222:Sheet1.W222 Sheet1.W223:Sheet1.W228 Sheet1.X222:Sheet1.X222 Sheet1.X223:Sheet1.X22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N</text:p>
          </table:table-cell>
          <table:table-cell table:number-columns-repeated="9"/>
          <table:table-cell office:value-type="string" calcext:value-type="string">
            <text:p>Consuntivo RR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4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4]+[.D4]+[.E4]+[.F4]+[.G4]+[.H4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4]+[.N4]+[.O4]+[.P4]+[.Q4]+[.R4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iachin 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5]+[.D5]+[.E5]+[.F5]+[.G5]+[.H5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M5]+[.N5]+[.O5]+[.P5]+[.Q5]+[.R5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6]+[.D6]+[.E6]+[.F6]+[.G6]+[.H6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6]+[.N6]+[.O6]+[.P6]+[.Q6]+[.R6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C7]+[.D7]+[.E7]+[.F7]+[.G7]+[.H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avide Quaglio</text:p>
          </table:table-cell>
          <table:table-cell table:style-name="ce5" office:value-type="float" office:value="28" calcext:value-type="float">
            <text:p>28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7]+[.N7]+[.O7]+[.P7]+[.Q7]+[.R7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C8]+[.D8]+[.E8]+[.F8]+[.G8]+[.H8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M8]+[.N8]+[.O8]+[.P8]+[.Q8]+[.R8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esin David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9]+[.D9]+[.E9]+[.F9]+[.G9]+[.H9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9]+[.N9]+[.O9]+[.P9]+[.Q9]+[.R9])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 calcext:value-type="float">
            <text:p>30</text:p>
          </table:table-cell>
          <table:table-cell table:style-name="ce7" table:formula="of:=SUM([.D4]+[.D5]+[.D6]+[.D7]+[.D8]+[.D9])" office:value-type="float" office:value="34" calcext:value-type="float">
            <text:p>34</text:p>
          </table:table-cell>
          <table:table-cell table:style-name="ce7" table:formula="of:=SUM([.E4]+[.E5]+[.E6]+[.E7]+[.E8]+[.E9])" office:value-type="float" office:value="64" calcext:value-type="float">
            <text:p>64</text:p>
          </table:table-cell>
          <table:table-cell table:style-name="ce7" table:formula="of:=SUM([.F4]+[.F5]+[.F6]+[.F7]+[.F8]+[.F9])" office:value-type="float" office:value="0" calcext:value-type="float">
            <text:p>0</text:p>
          </table:table-cell>
          <table:table-cell table:style-name="ce7" table:formula="of:=SUM([.G4]+[.G5]+[.G6]+[.G7]+[.G8]+[.G9])" office:value-type="float" office:value="30" calcext:value-type="float">
            <text:p>30</text:p>
          </table:table-cell>
          <table:table-cell table:style-name="ce7" table:formula="of:=SUM([.H4]+[.H5]+[.H6]+[.H7]+[.H8]+[.H9])" office:value-type="float" office:value="0" calcext:value-type="float">
            <text:p>0</text:p>
          </table:table-cell>
          <table:table-cell table:style-name="ce7" table:formula="of:=[.I4]+[.I5]+[.I6]+[.I7]+[.I8]+[.I9]" office:value-type="float" office:value="158" calcext:value-type="float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 calcext:value-type="float">
            <text:p>28</text:p>
          </table:table-cell>
          <table:table-cell table:style-name="ce7" table:formula="of:=SUM([.N4]+[.N5]+[.N6]+[.N7]+[.N8]+[.N9])" office:value-type="float" office:value="32" calcext:value-type="float">
            <text:p>32</text:p>
          </table:table-cell>
          <table:table-cell table:style-name="ce7" table:formula="of:=SUM([.O4]+[.O5]+[.O6]+[.O7]+[.O8]+[.O9])" office:value-type="float" office:value="68" calcext:value-type="float">
            <text:p>68</text:p>
          </table:table-cell>
          <table:table-cell table:style-name="ce7" table:formula="of:=SUM([.P4]+[.P5]+[.P6]+[.P7]+[.P8]+[.P9])" office:value-type="float" office:value="0" calcext:value-type="float">
            <text:p>0</text:p>
          </table:table-cell>
          <table:table-cell table:style-name="ce7" table:formula="of:=SUM([.Q4]+[.Q5]+[.Q6]+[.Q7]+[.Q8]+[.Q9])" office:value-type="float" office:value="28" calcext:value-type="float">
            <text:p>28</text:p>
          </table:table-cell>
          <table:table-cell table:style-name="ce7" table:formula="of:=SUM([.R4]+[.R5]+[.R6]+[.R7]+[.R8]+[.R9])" office:value-type="float" office:value="0" calcext:value-type="float">
            <text:p>0</text:p>
          </table:table-cell>
          <table:table-cell table:style-name="ce7" table:formula="of:=[.S4]+[.S5]+[.S6]+[.S7]+[.S8]+[.S9]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2]*[.C10]" office:value-type="float" office:value="900" calcext:value-type="float">
            <text:p>900</text:p>
          </table:table-cell>
          <table:table-cell table:style-name="ce7" table:formula="of:=[.D2]*[.D10]" office:value-type="float" office:value="680" calcext:value-type="float">
            <text:p>680</text:p>
          </table:table-cell>
          <table:table-cell table:style-name="ce7" table:formula="of:=[.E2]*[.E10]" office:value-type="float" office:value="1600" calcext:value-type="float">
            <text:p>1600</text:p>
          </table:table-cell>
          <table:table-cell table:style-name="ce7" table:formula="of:=[.F2]*[.F10]" office:value-type="float" office:value="0" calcext:value-type="float">
            <text:p>0</text:p>
          </table:table-cell>
          <table:table-cell table:style-name="ce7" table:formula="of:=[.G2]*[.G10]" office:value-type="float" office:value="450" calcext:value-type="float">
            <text:p>450</text:p>
          </table:table-cell>
          <table:table-cell table:style-name="ce7" table:formula="of:=[.H2]*[.H10]" office:value-type="float" office:value="0" calcext:value-type="float">
            <text:p>0</text:p>
          </table:table-cell>
          <table:table-cell table:style-name="ce7" table:formula="of:=[.C11]+[.D11]+[.E11]+[.F11]+[.G11]+[.H11]" office:value-type="float" office:value="3630" calcext:value-type="float">
            <text:p>3630</text:p>
          </table:table-cell>
          <table:table-cell table:number-columns-repeated="2"/>
          <table:table-cell office:value-type="string" calcext:value-type="string">
            <text:p>Costo per ruolo</text:p>
          </table:table-cell>
          <table:table-cell table:style-name="ce7" table:formula="of:=[.M2]*[.M10]" office:value-type="float" office:value="840" calcext:value-type="float">
            <text:p>840</text:p>
          </table:table-cell>
          <table:table-cell table:style-name="ce7" table:formula="of:=[.N2]*[.N10]" office:value-type="float" office:value="640" calcext:value-type="float">
            <text:p>640</text:p>
          </table:table-cell>
          <table:table-cell table:style-name="ce7" table:formula="of:=[.O2]*[.O10]" office:value-type="float" office:value="1700" calcext:value-type="float">
            <text:p>1700</text:p>
          </table:table-cell>
          <table:table-cell table:style-name="ce7" table:formula="of:=[.P2]*[.P10]" office:value-type="float" office:value="0" calcext:value-type="float">
            <text:p>0</text:p>
          </table:table-cell>
          <table:table-cell table:style-name="ce7" table:formula="of:=[.Q2]*[.Q10]" office:value-type="float" office:value="420" calcext:value-type="float">
            <text:p>420</text:p>
          </table:table-cell>
          <table:table-cell table:style-name="ce7" table:formula="of:=[.R2]*[.R10]" office:value-type="float" office:value="0" calcext:value-type="float">
            <text:p>0</text:p>
          </table:table-cell>
          <table:table-cell table:style-name="ce7" table:formula="of:=[.M11]+[.N11]+[.O11]+[.P11]+[.Q11]+[.R11]" office:value-type="float" office:value="3600" calcext:value-type="float">
            <text:p>36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[.C10]/[.I10]*100" office:value-type="float" office:value="18.9873417721519" calcext:value-type="float">
            <text:p>18.9873417722</text:p>
          </table:table-cell>
          <table:table-cell table:formula="of:=[.D10]/[.I10]*100" office:value-type="float" office:value="21.5189873417721" calcext:value-type="float">
            <text:p>21.5189873418</text:p>
          </table:table-cell>
          <table:table-cell table:formula="of:=[.E10]/[.I10]*100" office:value-type="float" office:value="40.5063291139241" calcext:value-type="float">
            <text:p>40.5063291139</text:p>
          </table:table-cell>
          <table:table-cell table:formula="of:=[.F10]/[.I10]*100" office:value-type="float" office:value="0" calcext:value-type="float">
            <text:p>0</text:p>
          </table:table-cell>
          <table:table-cell table:formula="of:=[.G10]/[.I10]*100" office:value-type="float" office:value="18.9873417721519" calcext:value-type="float">
            <text:p>18.9873417722</text:p>
          </table:table-cell>
          <table:table-cell table:formula="of:=[.H10]/100*[.N9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formula="of:=[.C12]+[.D12]+[.E12]+[.F12]+[.G12]+[.H12]" office:value-type="float" office:value="100" calcext:value-type="float">
            <text:p>100</text:p>
          </table:table-cell>
          <table:table-cell table:number-columns-repeated="20"/>
        </table:table-row>
        <table:table-row table:style-name="ro2">
          <table:table-cell table:number-columns-repeated="25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10]"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ore verificatore</text:p>
          </table:table-cell>
          <table:table-cell table:formula="of:=[.Q10]"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11"/>
          <table:table-cell office:value-type="string" calcext:value-type="string">
            <text:p>PREVENTIVO-CONSUNTIVO</text:p>
          </table:table-cell>
          <table:table-cell/>
          <table:table-cell table:formula="of:=[.I11]-[.S11]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9]+[.F19]" office:value-type="float" office:value="30" calcext:value-type="float">
            <text:p>30</text:p>
          </table:table-cell>
          <table:table-cell table:formula="of:=[.G19]-[.C10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0]+[.F20]" office:value-type="float" office:value="34" calcext:value-type="float">
            <text:p>34</text:p>
          </table:table-cell>
          <table:table-cell table:formula="of:=[.G20]-[.D10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21]+[.F21]" office:value-type="float" office:value="68" calcext:value-type="float">
            <text:p>68</text:p>
          </table:table-cell>
          <table:table-cell table:formula="of:=[.G21]-[.E10]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table:formula="of:=[.G22]-[.F10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3]+[.F23]" office:value-type="float" office:value="26" calcext:value-type="float">
            <text:p>26</text:p>
          </table:table-cell>
          <table:table-cell table:formula="of:=[.G23]-[.G10]" office:value-type="float" office:value="-4" calcext:value-type="float">
            <text:p>-4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21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 calcext:value-type="float">
            <text:p>158</text:p>
          </table:table-cell>
          <table:table-cell table:number-columns-repeated="20"/>
        </table:table-row>
        <table:table-row table:style-name="ro2">
          <table:table-cell table:style-name="ce2" table:number-columns-repeated="9"/>
          <table:table-cell table:number-columns-repeated="16"/>
        </table:table-row>
        <table:table-row table:style-name="ro2" table:number-rows-repeated="7">
          <table:table-cell table:number-columns-repeated="2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7]+[.D37]+[.E37]+[.F37]+[.G37]+[.H37])" office:value-type="float" office:value="29" calcext:value-type="float">
            <text:p>29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38]+[.D38]+[.E38]+[.F38]+[.G38]+[.H38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9]+[.D39]+[.E39]+[.F39]+[.G39]+[.H39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7" table:formula="of:=SUM([.C40]+[.D40]+[.E40]+[.F40]+[.G40]+[.H40])" office:value-type="float" office:value="30" calcext:value-type="float">
            <text:p>30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41]+[.D41]+[.E41]+[.F41]+[.G41]+[.H41])" office:value-type="float" office:value="25" calcext:value-type="float">
            <text:p>25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42]+[.D42]+[.E42]+[.F42]+[.G42]+[.H42])" office:value-type="float" office:value="29" calcext:value-type="float">
            <text:p>29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38" calcext:value-type="float">
            <text:p>38</text:p>
          </table:table-cell>
          <table:table-cell table:style-name="ce7" table:formula="of:=SUM([.D37]+[.D38]+[.D39]+[.D40]+[.D41]+[.D42])" office:value-type="float" office:value="6" calcext:value-type="float">
            <text:p>6</text:p>
          </table:table-cell>
          <table:table-cell table:style-name="ce7" table:formula="of:=SUM([.E37]+[.E38]+[.E39]+[.E40]+[.E41]+[.E42])" office:value-type="float" office:value="48" calcext:value-type="float">
            <text:p>48</text:p>
          </table:table-cell>
          <table:table-cell table:style-name="ce7" table:formula="of:=SUM([.F37]+[.F38]+[.F39]+[.F40]+[.F41]+[.F42])" office:value-type="float" office:value="67" calcext:value-type="float">
            <text:p>67</text:p>
          </table:table-cell>
          <table:table-cell table:style-name="ce7" table:formula="of:=SUM([.G37]+[.G38]+[.G39]+[.G40]+[.G41]+[.G42])" office:value-type="float" office:value="22" calcext:value-type="float">
            <text:p>22</text:p>
          </table:table-cell>
          <table:table-cell table:style-name="ce7" table:formula="of:=SUM([.H37]+[.H38]+[.H39]+[.H40]+[.H41]+[.H42])" office:value-type="float" office:value="0" calcext:value-type="float">
            <text:p>0</text:p>
          </table:table-cell>
          <table:table-cell table:style-name="ce7" table:formula="of:=[.I37]+[.I38]+[.I39]+[.I40]+[.I41]+[.I42]"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35]*[.C43]" office:value-type="float" office:value="1140" calcext:value-type="float">
            <text:p>1140</text:p>
          </table:table-cell>
          <table:table-cell table:style-name="ce7" table:formula="of:=[.D35]*[.D43]" office:value-type="float" office:value="120" calcext:value-type="float">
            <text:p>120</text:p>
          </table:table-cell>
          <table:table-cell table:style-name="ce7" table:formula="of:=[.E35]*[.E43]" office:value-type="float" office:value="1200" calcext:value-type="float">
            <text:p>1200</text:p>
          </table:table-cell>
          <table:table-cell table:style-name="ce7" table:formula="of:=[.F35]*[.F43]" office:value-type="float" office:value="1474" calcext:value-type="float">
            <text:p>1474</text:p>
          </table:table-cell>
          <table:table-cell table:style-name="ce7" table:formula="of:=[.G35]*[.G43]" office:value-type="float" office:value="330" calcext:value-type="float">
            <text:p>330</text:p>
          </table:table-cell>
          <table:table-cell table:style-name="ce7" table:formula="of:=[.H35]*[.H43]" office:value-type="float" office:value="0" calcext:value-type="float">
            <text:p>0</text:p>
          </table:table-cell>
          <table:table-cell table:style-name="ce7" table:formula="of:=[.C44]+[.D44]+[.E44]+[.F44]+[.G44]+[.H44]" office:value-type="float" office:value="4264" calcext:value-type="float">
            <text:p>4264</text:p>
          </table:table-cell>
          <table:table-cell table:number-columns-repeated="16"/>
        </table:table-row>
        <table:table-row table:style-name="ro2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43]" office:value-type="float" office:value="22" calcext:value-type="float">
            <text:p>22</text:p>
          </table:table-cell>
          <table:table-cell table:number-columns-repeated="22"/>
        </table:table-row>
        <table:table-row table:style-name="ro2" table:number-rows-repeated="2"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2]+[.F52]" office:value-type="float" office:value="8" calcext:value-type="float">
            <text:p>8</text:p>
          </table:table-cell>
          <table:table-cell table:formula="of:=[.G52]-[.C43]" office:value-type="float" office:value="-30" calcext:value-type="float">
            <text:p>-3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3]+[.F53]" office:value-type="float" office:value="14" calcext:value-type="float">
            <text:p>14</text:p>
          </table:table-cell>
          <table:table-cell table:formula="of:=[.G53]-[.D43]" office:value-type="float" office:value="8" calcext:value-type="float">
            <text:p>8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E54]+[.F54]" office:value-type="float" office:value="44" calcext:value-type="float">
            <text:p>44</text:p>
          </table:table-cell>
          <table:table-cell table:formula="of:=[.G54]-[.E43]" office:value-type="float" office:value="-4" calcext:value-type="float">
            <text:p>-4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E55]+[.F55]" office:value-type="float" office:value="105" calcext:value-type="float">
            <text:p>105</text:p>
          </table:table-cell>
          <table:table-cell table:formula="of:=[.G55]-[.F43]"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56]+[.F56]" office:value-type="float" office:value="22" calcext:value-type="float">
            <text:p>22</text:p>
          </table:table-cell>
          <table:table-cell table:formula="of:=[.G56]-[.G43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21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 calcext:value-type="float">
            <text:p>193</text:p>
          </table:table-cell>
          <table:table-cell table:number-columns-repeated="20"/>
        </table:table-row>
        <table:table-row table:style-name="ro2">
          <table:table-cell table:style-name="ce2" table:number-columns-repeated="9"/>
          <table:table-cell table:number-columns-repeated="16"/>
        </table:table-row>
        <table:table-row table:style-name="ro2">
          <table:table-cell table:style-name="ce1" office:value-type="string" calcext:value-type="string">
            <text:p>PDC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C63]+[.D63]+[.E63]+[.F63]+[.G63]+[.H63])" office:value-type="float" office:value="45" calcext:value-type="float">
            <text:p>45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C64]+[.D64]+[.E64]+[.F64]+[.G64]+[.H64])" office:value-type="float" office:value="46" calcext:value-type="float">
            <text:p>46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5]+[.D65]+[.E65]+[.F65]+[.G65]+[.H65])"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SUM([.C66]+[.D66]+[.E66]+[.F66]+[.G66]+[.H66])"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7]+[.D67]+[.E67]+[.F67]+[.G67]+[.H67])" office:value-type="float" office:value="55" calcext:value-type="float">
            <text:p>55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formula="of:=SUM([.C68]+[.D68]+[.E68]+[.F68]+[.G68]+[.H68])" office:value-type="float" office:value="39" calcext:value-type="float">
            <text:p>39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35" calcext:value-type="float">
            <text:p>35</text:p>
          </table:table-cell>
          <table:table-cell table:style-name="ce7" table:formula="of:=SUM([.D63]+[.D64]+[.D65]+[.D66]+[.D67]+[.D68])" office:value-type="float" office:value="8" calcext:value-type="float">
            <text:p>8</text:p>
          </table:table-cell>
          <table:table-cell table:style-name="ce7" table:formula="of:=SUM([.E63]+[.E64]+[.E65]+[.E66]+[.E67]+[.E68])" office:value-type="float" office:value="5" calcext:value-type="float">
            <text:p>5</text:p>
          </table:table-cell>
          <table:table-cell table:style-name="ce7" table:formula="of:=SUM([.F63]+[.F64]+[.F65]+[.F66]+[.F67]+[.F68])" office:value-type="float" office:value="81" calcext:value-type="float">
            <text:p>81</text:p>
          </table:table-cell>
          <table:table-cell table:style-name="ce7" table:formula="of:=SUM([.G63]+[.G64]+[.G65]+[.G66]+[.G67]+[.G68])" office:value-type="float" office:value="93" calcext:value-type="float">
            <text:p>93</text:p>
          </table:table-cell>
          <table:table-cell table:style-name="ce7" table:formula="of:=SUM([.H63]+[.H64]+[.H65]+[.H66]+[.H67]+[.H68])" office:value-type="float" office:value="64" calcext:value-type="float">
            <text:p>64</text:p>
          </table:table-cell>
          <table:table-cell table:style-name="ce7" table:formula="of:=[.I63]+[.I64]+[.I65]+[.I66]+[.I67]+[.I68]"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61]*[.C69]" office:value-type="float" office:value="1050" calcext:value-type="float">
            <text:p>1050</text:p>
          </table:table-cell>
          <table:table-cell table:style-name="ce7" table:formula="of:=[.D61]*[.D69]" office:value-type="float" office:value="160" calcext:value-type="float">
            <text:p>160</text:p>
          </table:table-cell>
          <table:table-cell table:style-name="ce7" table:formula="of:=[.E61]*[.E69]" office:value-type="float" office:value="125" calcext:value-type="float">
            <text:p>125</text:p>
          </table:table-cell>
          <table:table-cell table:style-name="ce7" table:formula="of:=[.F61]*[.F69]" office:value-type="float" office:value="1782" calcext:value-type="float">
            <text:p>1782</text:p>
          </table:table-cell>
          <table:table-cell table:style-name="ce7" table:formula="of:=[.G61]*[.G69]" office:value-type="float" office:value="1395" calcext:value-type="float">
            <text:p>1395</text:p>
          </table:table-cell>
          <table:table-cell table:style-name="ce7" table:formula="of:=[.H61]*[.H69]" office:value-type="float" office:value="960" calcext:value-type="float">
            <text:p>960</text:p>
          </table:table-cell>
          <table:table-cell table:style-name="ce7" table:formula="of:=[.C70]+[.D70]+[.E70]+[.F70]+[.G70]+[.H70]" office:value-type="float" office:value="5472" calcext:value-type="float">
            <text:p>5472</text:p>
          </table:table-cell>
          <table:table-cell table:number-columns-repeated="16"/>
        </table:table-row>
        <table:table-row table:style-name="ro2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69]" office:value-type="float" office:value="93" calcext:value-type="float">
            <text:p>93</text:p>
          </table:table-cell>
          <table:table-cell table:number-columns-repeated="22"/>
        </table:table-row>
        <table:table-row table:style-name="ro2" table:number-rows-repeated="2"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F78]" office:value-type="float" office:value="10" calcext:value-type="float">
            <text:p>10</text:p>
          </table:table-cell>
          <table:table-cell table:formula="of:=[.G78]-[.C69]" office:value-type="float" office:value="-25" calcext:value-type="float">
            <text:p>-25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9]+[.F79]" office:value-type="float" office:value="8" calcext:value-type="float">
            <text:p>8</text:p>
          </table:table-cell>
          <table:table-cell table:formula="of:=[.G79]-[.D69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80]+[.F80]" office:value-type="float" office:value="2" calcext:value-type="float">
            <text:p>2</text:p>
          </table:table-cell>
          <table:table-cell table:formula="of:=[.G80]-[.E69]" office:value-type="float" office:value="-3" calcext:value-type="float">
            <text:p>-3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81]+[.F81]" office:value-type="float" office:value="120" calcext:value-type="float">
            <text:p>120</text:p>
          </table:table-cell>
          <table:table-cell table:formula="of:=[.G81]-[.F69]"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82]+[.F82]" office:value-type="float" office:value="105" calcext:value-type="float">
            <text:p>105</text:p>
          </table:table-cell>
          <table:table-cell table:formula="of:=[.G82]-[.G69]" office:value-type="float" office:value="12" calcext:value-type="float">
            <text:p>12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83]" office:value-type="float" office:value="112" calcext:value-type="float">
            <text:p>112</text:p>
          </table:table-cell>
          <table:table-cell table:formula="of:=[.G83]-[.H69]" office:value-type="float" office:value="48" calcext:value-type="float">
            <text:p>48</text:p>
          </table:table-cell>
          <table:table-cell table:number-columns-repeated="17"/>
        </table:table-row>
        <table:table-row table:style-name="ro2">
          <table:table-cell table:number-columns-repeated="4"/>
          <table:table-cell table:formula="of:=[.E78]+[.E79]+[.E80]+[.E81]+[.E82]+[.E83]" office:value-type="float" office:value="357" calcext:value-type="float">
            <text:p>357</text:p>
          </table:table-cell>
          <table:table-cell table:number-columns-repeated="20"/>
        </table:table-row>
        <table:table-row table:style-name="ro2">
          <table:table-cell table:number-columns-repeated="25"/>
        </table:table-row>
        <table:table-row table:style-name="ro2">
          <table:table-cell table:style-name="ce2" table:number-columns-repeated="8"/>
          <table:table-cell table:number-columns-repeated="17"/>
        </table:table-row>
        <table:table-row table:style-name="ro2">
          <table:table-cell table:style-name="ce1" office:value-type="string" calcext:value-type="string">
            <text:p>VV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SUM([.C90]+[.D90]+[.E90]+[.F90]+[.G90]+[.H90])" office:value-type="float" office:value="32" calcext:value-type="float">
            <text:p>32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C91]+[.D91]+[.E91]+[.F91]+[.G91]+[.H91])" office:value-type="float" office:value="25" calcext:value-type="float">
            <text:p>25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7" table:formula="of:=SUM([.C92]+[.D92]+[.E92]+[.F92]+[.G92]+[.H92])" office:value-type="float" office:value="29" calcext:value-type="float">
            <text:p>29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7" table:formula="of:=SUM([.C93]+[.D93]+[.E93]+[.F93]+[.G93]+[.H93])" office:value-type="float" office:value="19" calcext:value-type="float">
            <text:p>19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94]+[.D94]+[.E94]+[.F94]+[.G94]+[.H94])" office:value-type="float" office:value="26" calcext:value-type="float">
            <text:p>26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C95]+[.D95]+[.E95]+[.F95]+[.G95]+[.H95])" office:value-type="float" office:value="38" calcext:value-type="float">
            <text:p>38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33" calcext:value-type="float">
            <text:p>33</text:p>
          </table:table-cell>
          <table:table-cell table:style-name="ce7" table:formula="of:=SUM([.D90]+[.D91]+[.D92]+[.D93]+[.D94]+[.D95])" office:value-type="float" office:value="20" calcext:value-type="float">
            <text:p>20</text:p>
          </table:table-cell>
          <table:table-cell table:style-name="ce7" table:formula="of:=SUM([.E90]+[.E91]+[.E92]+[.E93]+[.E94]+[.E95])" office:value-type="float" office:value="0" calcext:value-type="float">
            <text:p>0</text:p>
          </table:table-cell>
          <table:table-cell table:style-name="ce7" table:formula="of:=SUM([.F90]+[.F91]+[.F92]+[.F93]+[.F94]+[.F95])" office:value-type="float" office:value="24" calcext:value-type="float">
            <text:p>24</text:p>
          </table:table-cell>
          <table:table-cell table:style-name="ce7" table:formula="of:=SUM([.G90]+[.G91]+[.G92]+[.G93]+[.G94]+[.G95])" office:value-type="float" office:value="77" calcext:value-type="float">
            <text:p>77</text:p>
          </table:table-cell>
          <table:table-cell table:style-name="ce7" table:formula="of:=SUM([.H90]+[.H91]+[.H92]+[.H93]+[.H94]+[.H95])" office:value-type="float" office:value="15" calcext:value-type="float">
            <text:p>15</text:p>
          </table:table-cell>
          <table:table-cell table:style-name="ce7" table:formula="of:=[.I90]+[.I91]+[.I92]+[.I93]+[.I94]+[.I95]"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88]*[.C96]" office:value-type="float" office:value="990" calcext:value-type="float">
            <text:p>990</text:p>
          </table:table-cell>
          <table:table-cell table:style-name="ce7" table:formula="of:=[.D88]*[.D96]" office:value-type="float" office:value="400" calcext:value-type="float">
            <text:p>400</text:p>
          </table:table-cell>
          <table:table-cell table:style-name="ce7" table:formula="of:=[.E88]*[.E96]" office:value-type="float" office:value="0" calcext:value-type="float">
            <text:p>0</text:p>
          </table:table-cell>
          <table:table-cell table:style-name="ce7" table:formula="of:=[.F88]*[.F96]" office:value-type="float" office:value="528" calcext:value-type="float">
            <text:p>528</text:p>
          </table:table-cell>
          <table:table-cell table:style-name="ce7" table:formula="of:=[.G88]*[.G96]" office:value-type="float" office:value="1155" calcext:value-type="float">
            <text:p>1155</text:p>
          </table:table-cell>
          <table:table-cell table:style-name="ce7" table:formula="of:=[.H88]*[.H96]" office:value-type="float" office:value="225" calcext:value-type="float">
            <text:p>225</text:p>
          </table:table-cell>
          <table:table-cell table:style-name="ce7" table:formula="of:=[.C97]+[.D97]+[.E97]+[.F97]+[.G97]+[.H97]" office:value-type="float" office:value="3298" calcext:value-type="float">
            <text:p>3298</text:p>
          </table:table-cell>
          <table:table-cell table:number-columns-repeated="16"/>
        </table:table-row>
        <table:table-row table:style-name="ro2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96]" office:value-type="float" office:value="77" calcext:value-type="float">
            <text:p>77</text:p>
          </table:table-cell>
          <table:table-cell table:number-columns-repeated="22"/>
        </table:table-row>
        <table:table-row table:style-name="ro2" table:number-rows-repeated="2"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05]+[.F105]" office:value-type="float" office:value="11" calcext:value-type="float">
            <text:p>11</text:p>
          </table:table-cell>
          <table:table-cell table:formula="of:=[.G105]-[.C96]" office:value-type="float" office:value="-22" calcext:value-type="float">
            <text:p>-22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06]+[.F106]" office:value-type="float" office:value="22" calcext:value-type="float">
            <text:p>22</text:p>
          </table:table-cell>
          <table:table-cell table:formula="of:=[.G106]-[.D96]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7]+[.F107]" office:value-type="float" office:value="0" calcext:value-type="float">
            <text:p>0</text:p>
          </table:table-cell>
          <table:table-cell table:formula="of:=[.G107]-[.E96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08]+[.F108]" office:value-type="float" office:value="36" calcext:value-type="float">
            <text:p>36</text:p>
          </table:table-cell>
          <table:table-cell table:formula="of:=[.G108]-[.F96]" office:value-type="float" office:value="12" calcext:value-type="float">
            <text:p>12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E109]+[.F109]" office:value-type="float" office:value="77" calcext:value-type="float">
            <text:p>77</text:p>
          </table:table-cell>
          <table:table-cell table:formula="of:=[.G109]-[.G96]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0]" office:value-type="float" office:value="18" calcext:value-type="float">
            <text:p>18</text:p>
          </table:table-cell>
          <table:table-cell table:formula="of:=[.G110]-[.H96]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 calcext:value-type="float">
            <text:p>15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UADRO GENERALE</text:p>
          </table:table-cell>
          <table:table-cell table:number-columns-repeated="2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  <table:table-cell table:style-name="ce12" office:value-type="string" calcext:value-type="string">
            <text:p>ore senza analisi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4]+[.C37]+[.C63]+[.C90]" office:value-type="float" office:value="20" calcext:value-type="float">
            <text:p>20</text:p>
          </table:table-cell>
          <table:table-cell table:style-name="ce4" table:formula="of:=[.D4]+[.D37]+[.D63]+[.D90]" office:value-type="float" office:value="10" calcext:value-type="float">
            <text:p>10</text:p>
          </table:table-cell>
          <table:table-cell table:style-name="ce4" table:formula="of:=[.E4]+[.E37]+[.E63]+[.E90]" office:value-type="float" office:value="23" calcext:value-type="float">
            <text:p>23</text:p>
          </table:table-cell>
          <table:table-cell table:style-name="ce4" table:formula="of:=[.F4]+[.F37]+[.F63]+[.F90]" office:value-type="float" office:value="25" calcext:value-type="float">
            <text:p>25</text:p>
          </table:table-cell>
          <table:table-cell table:style-name="ce4" table:formula="of:=[.G4]+[.G37]+[.G63]+[.G90]" office:value-type="float" office:value="39" calcext:value-type="float">
            <text:p>39</text:p>
          </table:table-cell>
          <table:table-cell table:style-name="ce4" table:formula="of:=[.H4]+[.H37]+[.H63]+[.H90]" office:value-type="float" office:value="13" calcext:value-type="float">
            <text:p>13</text:p>
          </table:table-cell>
          <table:table-cell table:style-name="ce8" table:formula="of:=[.B115]+[.C115]+[.D115]+[.E115]+[.F115]+[.G115]" office:value-type="float" office:value="130" calcext:value-type="float">
            <text:p>130</text:p>
          </table:table-cell>
          <table:table-cell table:style-name="ce6" table:formula="of:=[.H115]-[.I4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5" table:formula="of:=[.C5]+[.C38]+[.C64]+[.C91]" office:value-type="float" office:value="18" calcext:value-type="float">
            <text:p>18</text:p>
          </table:table-cell>
          <table:table-cell table:style-name="ce5" table:formula="of:=[.D5]+[.D38]+[.D64]+[.D91]" office:value-type="float" office:value="10" calcext:value-type="float">
            <text:p>10</text:p>
          </table:table-cell>
          <table:table-cell table:style-name="ce5" table:formula="of:=[.E5]+[.E38]+[.E64]+[.E91]" office:value-type="float" office:value="29" calcext:value-type="float">
            <text:p>29</text:p>
          </table:table-cell>
          <table:table-cell table:style-name="ce5" table:formula="of:=[.F5]+[.F38]+[.F64]+[.F91]" office:value-type="float" office:value="27" calcext:value-type="float">
            <text:p>27</text:p>
          </table:table-cell>
          <table:table-cell table:style-name="ce5" table:formula="of:=[.G5]+[.G38]+[.G64]+[.G91]" office:value-type="float" office:value="39" calcext:value-type="float">
            <text:p>39</text:p>
          </table:table-cell>
          <table:table-cell table:style-name="ce5" table:formula="of:=[.H5]+[.H38]+[.H64]+[.H91]" office:value-type="float" office:value="11" calcext:value-type="float">
            <text:p>11</text:p>
          </table:table-cell>
          <table:table-cell table:style-name="ce8" table:formula="of:=[.B116]+[.C116]+[.D116]+[.E116]+[.F116]+[.G116]" office:value-type="float" office:value="134" calcext:value-type="float">
            <text:p>134</text:p>
          </table:table-cell>
          <table:table-cell table:style-name="ce6" table:formula="of:=[.H116]-[.I5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6]+[.C39]+[.C65]+[.C92]" office:value-type="float" office:value="24" calcext:value-type="float">
            <text:p>24</text:p>
          </table:table-cell>
          <table:table-cell table:style-name="ce4" table:formula="of:=[.D6]+[.D39]+[.D65]+[.D92]" office:value-type="float" office:value="4" calcext:value-type="float">
            <text:p>4</text:p>
          </table:table-cell>
          <table:table-cell table:style-name="ce4" table:formula="of:=[.E6]+[.E39]+[.E65]+[.E92]" office:value-type="float" office:value="24" calcext:value-type="float">
            <text:p>24</text:p>
          </table:table-cell>
          <table:table-cell table:style-name="ce4" table:formula="of:=[.F6]+[.F39]+[.F65]+[.F92]" office:value-type="float" office:value="28" calcext:value-type="float">
            <text:p>28</text:p>
          </table:table-cell>
          <table:table-cell table:style-name="ce4" table:formula="of:=[.G6]+[.G39]+[.G65]+[.G92]" office:value-type="float" office:value="35" calcext:value-type="float">
            <text:p>35</text:p>
          </table:table-cell>
          <table:table-cell table:style-name="ce4" table:formula="of:=[.H6]+[.H39]+[.H65]+[.H92]" office:value-type="float" office:value="15" calcext:value-type="float">
            <text:p>15</text:p>
          </table:table-cell>
          <table:table-cell table:style-name="ce8" table:formula="of:=[.B117]+[.C117]+[.D117]+[.E117]+[.F117]+[.G117]" office:value-type="float" office:value="130" calcext:value-type="float">
            <text:p>130</text:p>
          </table:table-cell>
          <table:table-cell table:style-name="ce6" table:formula="of:=[.H117]-[.I6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5" table:formula="of:=[.C7]+[.C40]+[.C66]+[.C93]" office:value-type="float" office:value="41" calcext:value-type="float">
            <text:p>41</text:p>
          </table:table-cell>
          <table:table-cell table:style-name="ce5" table:formula="of:=[.D7]+[.D40]+[.D66]+[.D93]" office:value-type="float" office:value="8" calcext:value-type="float">
            <text:p>8</text:p>
          </table:table-cell>
          <table:table-cell table:style-name="ce5" table:formula="of:=[.E7]+[.E40]+[.E66]+[.E93]" office:value-type="float" office:value="13" calcext:value-type="float">
            <text:p>13</text:p>
          </table:table-cell>
          <table:table-cell table:style-name="ce5" table:formula="of:=[.F7]+[.F40]+[.F66]+[.F93]" office:value-type="float" office:value="29" calcext:value-type="float">
            <text:p>29</text:p>
          </table:table-cell>
          <table:table-cell table:style-name="ce5" table:formula="of:=[.G7]+[.G40]+[.G66]+[.G93]" office:value-type="float" office:value="30" calcext:value-type="float">
            <text:p>30</text:p>
          </table:table-cell>
          <table:table-cell table:style-name="ce5" table:formula="of:=[.H7]+[.H40]+[.H66]+[.H93]" office:value-type="float" office:value="15" calcext:value-type="float">
            <text:p>15</text:p>
          </table:table-cell>
          <table:table-cell table:style-name="ce8" table:formula="of:=[.B118]+[.C118]+[.D118]+[.E118]+[.F118]+[.G118]" office:value-type="float" office:value="136" calcext:value-type="float">
            <text:p>136</text:p>
          </table:table-cell>
          <table:table-cell table:style-name="ce6" table:formula="of:=[.H118]-[.I7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santangelo</text:p>
          </table:table-cell>
          <table:table-cell table:style-name="ce4" table:formula="of:=[.C8]+[.C41]+[.C67]+[.C94]" office:value-type="float" office:value="12" calcext:value-type="float">
            <text:p>12</text:p>
          </table:table-cell>
          <table:table-cell table:style-name="ce4" table:formula="of:=[.D8]+[.D41]+[.D67]+[.D94]" office:value-type="float" office:value="16" calcext:value-type="float">
            <text:p>16</text:p>
          </table:table-cell>
          <table:table-cell table:style-name="ce4" table:formula="of:=[.E8]+[.E41]+[.E67]+[.E94]" office:value-type="float" office:value="16" calcext:value-type="float">
            <text:p>16</text:p>
          </table:table-cell>
          <table:table-cell table:style-name="ce4" table:formula="of:=[.F8]+[.F41]+[.F67]+[.F94]" office:value-type="float" office:value="26" calcext:value-type="float">
            <text:p>26</text:p>
          </table:table-cell>
          <table:table-cell table:style-name="ce4" table:formula="of:=[.G8]+[.G41]+[.G67]+[.G94]" office:value-type="float" office:value="43" calcext:value-type="float">
            <text:p>43</text:p>
          </table:table-cell>
          <table:table-cell table:style-name="ce4" table:formula="of:=[.H8]+[.H41]+[.H67]+[.H94]" office:value-type="float" office:value="15" calcext:value-type="float">
            <text:p>15</text:p>
          </table:table-cell>
          <table:table-cell table:style-name="ce8" table:formula="of:=[.B119]+[.C119]+[.D119]+[.E119]+[.F119]+[.G119]" office:value-type="float" office:value="128" calcext:value-type="float">
            <text:p>128</text:p>
          </table:table-cell>
          <table:table-cell table:style-name="ce6" table:formula="of:=[.H119]-[.I8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5" table:formula="of:=[.C9]+[.C42]+[.C68]+[.C95]" office:value-type="float" office:value="21" calcext:value-type="float">
            <text:p>21</text:p>
          </table:table-cell>
          <table:table-cell table:style-name="ce5" table:formula="of:=[.D9]+[.D42]+[.D68]+[.D95]" office:value-type="float" office:value="20" calcext:value-type="float">
            <text:p>20</text:p>
          </table:table-cell>
          <table:table-cell table:style-name="ce5" table:formula="of:=[.E9]+[.E42]+[.E68]+[.E95]" office:value-type="float" office:value="12" calcext:value-type="float">
            <text:p>12</text:p>
          </table:table-cell>
          <table:table-cell table:style-name="ce5" table:formula="of:=[.F9]+[.F42]+[.F68]+[.F95]" office:value-type="float" office:value="37" calcext:value-type="float">
            <text:p>37</text:p>
          </table:table-cell>
          <table:table-cell table:style-name="ce5" table:formula="of:=[.G9]+[.G42]+[.G68]+[.G95]" office:value-type="float" office:value="36" calcext:value-type="float">
            <text:p>36</text:p>
          </table:table-cell>
          <table:table-cell table:style-name="ce5" table:formula="of:=[.H9]+[.H42]+[.H68]+[.H95]" office:value-type="float" office:value="10" calcext:value-type="float">
            <text:p>10</text:p>
          </table:table-cell>
          <table:table-cell table:style-name="ce8" table:formula="of:=[.B120]+[.C120]+[.D120]+[.E120]+[.F120]+[.G120]" office:value-type="float" office:value="136" calcext:value-type="float">
            <text:p>136</text:p>
          </table:table-cell>
          <table:table-cell table:style-name="ce6" table:formula="of:=[.H120]-[.I9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15]+[.B116]+[.B117]+[.B118]+[.B119]+[.B120]" office:value-type="float" office:value="136" calcext:value-type="float">
            <text:p>136</text:p>
          </table:table-cell>
          <table:table-cell table:style-name="ce6" table:formula="of:=[.C115]+[.C116]+[.C117]+[.C118]+[.C119]+[.C120]" office:value-type="float" office:value="68" calcext:value-type="float">
            <text:p>68</text:p>
          </table:table-cell>
          <table:table-cell table:style-name="ce6" table:formula="of:=[.D115]+[.D116]+[.D117]+[.D118]+[.D119]+[.D120]" office:value-type="float" office:value="117" calcext:value-type="float">
            <text:p>117</text:p>
          </table:table-cell>
          <table:table-cell table:style-name="ce6" table:formula="of:=[.E115]+[.E116]+[.E117]+[.E118]+[.E119]+[.E120]" office:value-type="float" office:value="172" calcext:value-type="float">
            <text:p>172</text:p>
          </table:table-cell>
          <table:table-cell table:style-name="ce6" table:formula="of:=[.F115]+[.F116]+[.F117]+[.F118]+[.F119]+[.F120]" office:value-type="float" office:value="222" calcext:value-type="float">
            <text:p>222</text:p>
          </table:table-cell>
          <table:table-cell table:style-name="ce6" table:formula="of:=[.G115]+[.G116]+[.G117]+[.G118]+[.G119]+[.G120]" office:value-type="float" office:value="79" calcext:value-type="float">
            <text:p>79</text:p>
          </table:table-cell>
          <table:table-cell table:style-name="ce9" table:formula="of:=[.B121]+[.C121]+[.D121]+[.E121]+[.F121]+[.G121]" office:value-type="float" office:value="794" calcext:value-type="float">
            <text:p>794</text:p>
          </table:table-cell>
          <table:table-cell table:style-name="ce6" table:formula="of:=[.I115]+[.I116]+[.I117]+[.I118]+[.I119]+[.I120]" office:value-type="float" office:value="636" calcext:value-type="float">
            <text:p>636</text:p>
          </table:table-cell>
          <table:table-cell table:number-columns-repeated="16"/>
        </table:table-row>
        <table:table-row table:style-name="ro2">
          <table:table-cell table:number-columns-repeated="25"/>
        </table:table-row>
        <table:table-row table:style-name="ro2">
          <table:table-cell/>
          <table:table-cell table:formula="of:=[.B121]*[.B113]" office:value-type="float" office:value="4080" calcext:value-type="float">
            <text:p>4080</text:p>
          </table:table-cell>
          <table:table-cell table:formula="of:=[.C121]*[.C113]" office:value-type="float" office:value="1360" calcext:value-type="float">
            <text:p>1360</text:p>
          </table:table-cell>
          <table:table-cell table:formula="of:=[.D121]*[.D113]" office:value-type="float" office:value="2925" calcext:value-type="float">
            <text:p>2925</text:p>
          </table:table-cell>
          <table:table-cell table:formula="of:=[.E121]*[.E113]" office:value-type="float" office:value="3784" calcext:value-type="float">
            <text:p>3784</text:p>
          </table:table-cell>
          <table:table-cell table:formula="of:=[.F121]*[.F113]" office:value-type="float" office:value="3330" calcext:value-type="float">
            <text:p>3330</text:p>
          </table:table-cell>
          <table:table-cell table:formula="of:=[.G121]*[.G113]" office:value-type="float" office:value="1185" calcext:value-type="float">
            <text:p>1185</text:p>
          </table:table-cell>
          <table:table-cell table:formula="of:=[.B123]+[.C123]+[.E123]+[.D123]+[.F123]+[.G123]" office:value-type="float" office:value="16664" calcext:value-type="float">
            <text:p>16664</text:p>
          </table:table-cell>
          <table:table-cell table:number-columns-repeated="17"/>
        </table:table-row>
        <table:table-row table:style-name="ro2">
          <table:table-cell table:number-columns-repeated="25"/>
        </table:table-row>
        <table:table-row table:style-name="ro1">
          <table:table-cell/>
          <table:table-cell office:value-type="string" calcext:value-type="string">
            <text:p>ore tot/ore ver</text:p>
          </table:table-cell>
          <table:table-cell table:formula="of:=[.H121]/[.F121]" office:value-type="float" office:value="3.57657657657658" calcext:value-type="float">
            <text:p>3.5765765766</text:p>
          </table:table-cell>
          <table:table-cell office:value-type="string" calcext:value-type="string">
            <text:p>essere minore di 3.3</text:p>
          </table:table-cell>
          <table:table-cell table:number-columns-repeated="21"/>
        </table:table-row>
        <table:table-row table:style-name="ro2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costo totale</text:p>
          </table:table-cell>
          <table:table-cell table:formula="of:=[.I11]++[.I44]+[.I70]+[.I97]" office:value-type="float" office:value="16664" calcext:value-type="float">
            <text:p>1666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sto senza analisi</text:p>
          </table:table-cell>
          <table:table-cell table:formula="of:=[.C128]-[.I11]" office:value-type="float" office:value="13034" calcext:value-type="float">
            <text:p>13034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table:style-name="ce1" office:value-type="string" calcext:value-type="string">
            <text:p>progettista</text:p>
          </table:table-cell>
          <table:table-cell table:style-name="ce1" office:value-type="string" calcext:value-type="string">
            <text:p>verificatore</text:p>
          </table:table-cell>
          <table:table-cell table:style-name="ce1" office:value-type="string" calcext:value-type="string">
            <text:p>programmatore</text:p>
          </table:table-cell>
          <table:table-cell/>
          <table:table-cell table:style-name="ce12" office:value-type="string" calcext:value-type="string">
            <text:p>ore senza analisi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37]+[.C63]+[.C90]" office:value-type="float" office:value="20" calcext:value-type="float">
            <text:p>20</text:p>
          </table:table-cell>
          <table:table-cell table:style-name="ce4" table:formula="of:=[.D37]+[.D63]+[.D90]" office:value-type="float" office:value="10" calcext:value-type="float">
            <text:p>10</text:p>
          </table:table-cell>
          <table:table-cell table:style-name="ce4" table:formula="of:=[.E37]+[.E63]+[.E90]" office:value-type="float" office:value="3" calcext:value-type="float">
            <text:p>3</text:p>
          </table:table-cell>
          <table:table-cell table:style-name="ce4" table:formula="of:=[.F37]+[.F63]+[.F90]" office:value-type="float" office:value="25" calcext:value-type="float">
            <text:p>25</text:p>
          </table:table-cell>
          <table:table-cell table:style-name="ce4" table:formula="of:=[.G37]+[.G63]+[.G90]" office:value-type="float" office:value="35" calcext:value-type="float">
            <text:p>35</text:p>
          </table:table-cell>
          <table:table-cell table:style-name="ce4" table:formula="of:=[.H37]+[.H63]+[.H90]" office:value-type="float" office:value="13" calcext:value-type="float">
            <text:p>13</text:p>
          </table:table-cell>
          <table:table-cell table:style-name="ce8" table:formula="of:=[.B131]+[.C131]+[.D131]+[.E131]+[.F131]+[.G131]" office:value-type="float" office:value="106" calcext:value-type="float">
            <text:p>106</text:p>
          </table:table-cell>
          <table:table-cell table:style-name="ce6" table:formula="of:=[.H131]-[.I20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4" table:formula="of:=[.C38]+[.C64]+[.C91]" office:value-type="float" office:value="18" calcext:value-type="float">
            <text:p>18</text:p>
          </table:table-cell>
          <table:table-cell table:style-name="ce4" table:formula="of:=[.D38]+[.D64]+[.D91]" office:value-type="float" office:value="10" calcext:value-type="float">
            <text:p>10</text:p>
          </table:table-cell>
          <table:table-cell table:style-name="ce4" table:formula="of:=[.E38]+[.E64]+[.E91]" office:value-type="float" office:value="11" calcext:value-type="float">
            <text:p>11</text:p>
          </table:table-cell>
          <table:table-cell table:style-name="ce4" table:formula="of:=[.F38]+[.F64]+[.F91]" office:value-type="float" office:value="27" calcext:value-type="float">
            <text:p>27</text:p>
          </table:table-cell>
          <table:table-cell table:style-name="ce4" table:formula="of:=[.G38]+[.G64]+[.G91]" office:value-type="float" office:value="29" calcext:value-type="float">
            <text:p>29</text:p>
          </table:table-cell>
          <table:table-cell table:style-name="ce4" table:formula="of:=[.H38]+[.H64]+[.H91]" office:value-type="float" office:value="11" calcext:value-type="float">
            <text:p>11</text:p>
          </table:table-cell>
          <table:table-cell table:style-name="ce8" table:formula="of:=[.B132]+[.C132]+[.D132]+[.E132]+[.F132]+[.G132]" office:value-type="float" office:value="106" calcext:value-type="float">
            <text:p>106</text:p>
          </table:table-cell>
          <table:table-cell table:style-name="ce6" table:formula="of:=[.H132]-[.I21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39]+[.C65]+[.C92]" office:value-type="float" office:value="24" calcext:value-type="float">
            <text:p>24</text:p>
          </table:table-cell>
          <table:table-cell table:style-name="ce4" table:formula="of:=[.D39]+[.D65]+[.D92]" office:value-type="float" office:value="4" calcext:value-type="float">
            <text:p>4</text:p>
          </table:table-cell>
          <table:table-cell table:style-name="ce4" table:formula="of:=[.E39]+[.E65]+[.E92]" office:value-type="float" office:value="4" calcext:value-type="float">
            <text:p>4</text:p>
          </table:table-cell>
          <table:table-cell table:style-name="ce4" table:formula="of:=[.F39]+[.F65]+[.F92]" office:value-type="float" office:value="28" calcext:value-type="float">
            <text:p>28</text:p>
          </table:table-cell>
          <table:table-cell table:style-name="ce4" table:formula="of:=[.G39]+[.G65]+[.G92]" office:value-type="float" office:value="31" calcext:value-type="float">
            <text:p>31</text:p>
          </table:table-cell>
          <table:table-cell table:style-name="ce4" table:formula="of:=[.H39]+[.H65]+[.H92]" office:value-type="float" office:value="15" calcext:value-type="float">
            <text:p>15</text:p>
          </table:table-cell>
          <table:table-cell table:style-name="ce8" table:formula="of:=[.B133]+[.C133]+[.D133]+[.E133]+[.F133]+[.G133]" office:value-type="float" office:value="106" calcext:value-type="float">
            <text:p>106</text:p>
          </table:table-cell>
          <table:table-cell table:style-name="ce6" table:formula="of:=[.H133]-[.I22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4" table:formula="of:=[.C40]+[.C66]+[.C93]" office:value-type="float" office:value="11" calcext:value-type="float">
            <text:p>11</text:p>
          </table:table-cell>
          <table:table-cell table:style-name="ce4" table:formula="of:=[.D40]+[.D66]+[.D93]" office:value-type="float" office:value="8" calcext:value-type="float">
            <text:p>8</text:p>
          </table:table-cell>
          <table:table-cell table:style-name="ce4" table:formula="of:=[.E40]+[.E66]+[.E93]" office:value-type="float" office:value="13" calcext:value-type="float">
            <text:p>13</text:p>
          </table:table-cell>
          <table:table-cell table:style-name="ce4" table:formula="of:=[.F40]+[.F66]+[.F93]" office:value-type="float" office:value="29" calcext:value-type="float">
            <text:p>29</text:p>
          </table:table-cell>
          <table:table-cell table:style-name="ce4" table:formula="of:=[.G40]+[.G66]+[.G93]" office:value-type="float" office:value="30" calcext:value-type="float">
            <text:p>30</text:p>
          </table:table-cell>
          <table:table-cell table:style-name="ce4" table:formula="of:=[.H40]+[.H66]+[.H93]" office:value-type="float" office:value="15" calcext:value-type="float">
            <text:p>15</text:p>
          </table:table-cell>
          <table:table-cell table:style-name="ce8" table:formula="of:=[.B134]+[.C134]+[.D134]+[.E134]+[.F134]+[.G134]" office:value-type="float" office:value="106" calcext:value-type="float">
            <text:p>106</text:p>
          </table:table-cell>
          <table:table-cell table:style-name="ce6" table:formula="of:=[.H134]-[.I23]"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antangelo</text:p>
          </table:table-cell>
          <table:table-cell table:style-name="ce4" table:formula="of:=[.C41]+[.C67]+[.C94]" office:value-type="float" office:value="12" calcext:value-type="float">
            <text:p>12</text:p>
          </table:table-cell>
          <table:table-cell table:style-name="ce4" table:formula="of:=[.D41]+[.D67]+[.D94]" office:value-type="float" office:value="2" calcext:value-type="float">
            <text:p>2</text:p>
          </table:table-cell>
          <table:table-cell table:style-name="ce4" table:formula="of:=[.E41]+[.E67]+[.E94]" office:value-type="float" office:value="16" calcext:value-type="float">
            <text:p>16</text:p>
          </table:table-cell>
          <table:table-cell table:style-name="ce4" table:formula="of:=[.F41]+[.F67]+[.F94]" office:value-type="float" office:value="26" calcext:value-type="float">
            <text:p>26</text:p>
          </table:table-cell>
          <table:table-cell table:style-name="ce4" table:formula="of:=[.G41]+[.G67]+[.G94]" office:value-type="float" office:value="35" calcext:value-type="float">
            <text:p>35</text:p>
          </table:table-cell>
          <table:table-cell table:style-name="ce4" table:formula="of:=[.H41]+[.H67]+[.H94]" office:value-type="float" office:value="15" calcext:value-type="float">
            <text:p>15</text:p>
          </table:table-cell>
          <table:table-cell table:style-name="ce8" table:formula="of:=[.B135]+[.C135]+[.D135]+[.E135]+[.F135]+[.G135]" office:value-type="float" office:value="106" calcext:value-type="float">
            <text:p>106</text:p>
          </table:table-cell>
          <table:table-cell table:style-name="ce6" table:formula="of:=[.H135]-[.I24]"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4" table:formula="of:=[.C42]+[.C68]+[.C95]" office:value-type="float" office:value="21" calcext:value-type="float">
            <text:p>21</text:p>
          </table:table-cell>
          <table:table-cell table:style-name="ce4" table:formula="of:=[.D42]+[.D68]+[.D95]" office:value-type="float" office:value="0" calcext:value-type="float">
            <text:p>0</text:p>
          </table:table-cell>
          <table:table-cell table:style-name="ce4" table:formula="of:=[.E42]+[.E68]+[.E95]" office:value-type="float" office:value="6" calcext:value-type="float">
            <text:p>6</text:p>
          </table:table-cell>
          <table:table-cell table:style-name="ce4" table:formula="of:=[.F42]+[.F68]+[.F95]" office:value-type="float" office:value="37" calcext:value-type="float">
            <text:p>37</text:p>
          </table:table-cell>
          <table:table-cell table:style-name="ce4" table:formula="of:=[.G42]+[.G68]+[.G95]" office:value-type="float" office:value="32" calcext:value-type="float">
            <text:p>32</text:p>
          </table:table-cell>
          <table:table-cell table:style-name="ce4" table:formula="of:=[.H42]+[.H68]+[.H95]" office:value-type="float" office:value="10" calcext:value-type="float">
            <text:p>10</text:p>
          </table:table-cell>
          <table:table-cell table:style-name="ce8" table:formula="of:=[.B136]+[.C136]+[.D136]+[.E136]+[.F136]+[.G136]" office:value-type="float" office:value="106" calcext:value-type="float">
            <text:p>106</text:p>
          </table:table-cell>
          <table:table-cell table:style-name="ce6" table:formula="of:=[.H136]-[.I25]"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ore totali</text:p>
          </table:table-cell>
          <table:table-cell table:style-name="ce6" table:formula="of:=[.B131]+[.B132]+[.B133]+[.B134]+[.B135]+[.B136]" office:value-type="float" office:value="106" calcext:value-type="float">
            <text:p>106</text:p>
          </table:table-cell>
          <table:table-cell table:style-name="ce6" table:formula="of:=[.C131]+[.C132]+[.C133]+[.C134]+[.C135]+[.C136]" office:value-type="float" office:value="34" calcext:value-type="float">
            <text:p>34</text:p>
          </table:table-cell>
          <table:table-cell table:style-name="ce6" table:formula="of:=[.D131]+[.D132]+[.D133]+[.D134]+[.D135]+[.D136]" office:value-type="float" office:value="53" calcext:value-type="float">
            <text:p>53</text:p>
          </table:table-cell>
          <table:table-cell table:style-name="ce6" table:formula="of:=[.E131]+[.E132]+[.E133]+[.E134]+[.E135]+[.E136]" office:value-type="float" office:value="172" calcext:value-type="float">
            <text:p>172</text:p>
          </table:table-cell>
          <table:table-cell table:style-name="ce6" table:formula="of:=[.F131]+[.F132]+[.F133]+[.F134]+[.F135]+[.F136]" office:value-type="float" office:value="192" calcext:value-type="float">
            <text:p>192</text:p>
          </table:table-cell>
          <table:table-cell table:style-name="ce6" table:formula="of:=[.G131]+[.G132]+[.G133]+[.G134]+[.G135]+[.G136]" office:value-type="float" office:value="79" calcext:value-type="float">
            <text:p>79</text:p>
          </table:table-cell>
          <table:table-cell table:style-name="ce8" table:formula="of:=[.B137]+[.C137]+[.D137]+[.E137]+[.F137]+[.G137]" office:value-type="float" office:value="636" calcext:value-type="float">
            <text:p>636</text:p>
          </table:table-cell>
          <table:table-cell table:style-name="ce6" table:formula="of:=[.I131]+[.I132]+[.I133]+[.I134]+[.I135]+[.I136]" office:value-type="float" office:value="636" calcext:value-type="float">
            <text:p>636</text:p>
          </table:table-cell>
          <table:table-cell table:number-columns-repeated="16"/>
        </table:table-row>
        <table:table-row table:style-name="ro2">
          <table:table-cell/>
          <table:table-cell table:formula="of:=[.B113]*[.B137]" office:value-type="float" office:value="3180" calcext:value-type="float">
            <text:p>3180</text:p>
          </table:table-cell>
          <table:table-cell table:formula="of:=[.C113]*[.C137]" office:value-type="float" office:value="680" calcext:value-type="float">
            <text:p>680</text:p>
          </table:table-cell>
          <table:table-cell table:formula="of:=[.D113]*[.D137]" office:value-type="float" office:value="1325" calcext:value-type="float">
            <text:p>1325</text:p>
          </table:table-cell>
          <table:table-cell table:formula="of:=[.E113]*[.E137]" office:value-type="float" office:value="3784" calcext:value-type="float">
            <text:p>3784</text:p>
          </table:table-cell>
          <table:table-cell table:formula="of:=[.F113]*[.F137]" office:value-type="float" office:value="2880" calcext:value-type="float">
            <text:p>2880</text:p>
          </table:table-cell>
          <table:table-cell table:formula="of:=[.G113]*[.G137]" office:value-type="float" office:value="1185" calcext:value-type="float">
            <text:p>1185</text:p>
          </table:table-cell>
          <table:table-cell table:formula="of:=[.B138]+[.C138]+[.D138]+[.E138]+[.F138]+[.G138]" office:value-type="float" office:value="13034" calcext:value-type="float">
            <text:p>13034</text:p>
          </table:table-cell>
          <table:table-cell/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6"/>
          <table:table-cell table:formula="of:=[.H137]/[.F137]" office:value-type="float" office:value="3.3125" calcext:value-type="float">
            <text:p>3.3125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nalisi</text:p>
          </table:table-cell>
          <table:table-cell table:number-columns-repeated="6"/>
          <table:table-cell office:value-type="string" calcext:value-type="string">
            <text:p>senza analisi totale</text:p>
          </table:table-cell>
          <table:table-cell/>
          <table:table-cell table:style-name="Default"/>
          <table:table-cell table:number-columns-repeated="15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3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7"/>
          <table:table-cell office:value-type="string" calcext:value-type="string">
            <text:p>CONSUNTIVO RP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69]+[.J169]+[.K169]+[.L169]+[.M169]+[.N169])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0]+[.J170]+[.K170]+[.L170]+[.M170]+[.N170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1]+[.J171]+[.K171]+[.L171]+[.M171]+[.N171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7" table:formula="of:=SUM([.I172]+[.J172]+[.K172]+[.L172]+[.M172]+[.N172])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I173]+[.J173]+[.K173]+[.L173]+[.M173]+[.N17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4]+[.J174]+[.K174]+[.L174]+[.M174]+[.N174])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7" table:formula="of:=SUM([.I169]+[.I170]+[.I171]+[.I172]+[.I173]+[.I174])" office:value-type="float" office:value="21" calcext:value-type="float">
            <text:p>21</text:p>
          </table:table-cell>
          <table:table-cell table:style-name="ce7" table:formula="of:=SUM([.J169]+[.J170]+[.J171]+[.J172]+[.J173]+[.J174])" office:value-type="float" office:value="29" calcext:value-type="float">
            <text:p>29</text:p>
          </table:table-cell>
          <table:table-cell table:style-name="ce7" table:formula="of:=SUM([.K169]+[.K170]+[.K171]+[.K172]+[.K173]+[.K174])" office:value-type="float" office:value="20" calcext:value-type="float">
            <text:p>20</text:p>
          </table:table-cell>
          <table:table-cell table:style-name="ce7" table:formula="of:=SUM([.L169]+[.L170]+[.L171]+[.L172]+[.L173]+[.L174])" office:value-type="float" office:value="91" calcext:value-type="float">
            <text:p>91</text:p>
          </table:table-cell>
          <table:table-cell table:style-name="ce7" table:formula="of:=SUM([.M169]+[.M170]+[.M171]+[.M172]+[.M173]+[.M174])" office:value-type="float" office:value="26" calcext:value-type="float">
            <text:p>26</text:p>
          </table:table-cell>
          <table:table-cell table:style-name="ce7" table:formula="of:=SUM([.N169]+[.N170]+[.N171]+[.N172]+[.N173]+[.N174])" office:value-type="float" office:value="0" calcext:value-type="float">
            <text:p>0</text:p>
          </table:table-cell>
          <table:table-cell table:style-name="ce7" table:formula="of:=[.O169]+[.O170]+[.O171]+[.O172]+[.O173]+[.O174]"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67]*[.I175]" office:value-type="float" office:value="630" calcext:value-type="float">
            <text:p>630</text:p>
          </table:table-cell>
          <table:table-cell table:style-name="ce7" table:formula="of:=[.J167]*[.J175]" office:value-type="float" office:value="580" calcext:value-type="float">
            <text:p>580</text:p>
          </table:table-cell>
          <table:table-cell table:style-name="ce7" table:formula="of:=[.K167]*[.K175]" office:value-type="float" office:value="500" calcext:value-type="float">
            <text:p>500</text:p>
          </table:table-cell>
          <table:table-cell table:style-name="ce7" table:formula="of:=[.L167]*[.L175]" office:value-type="float" office:value="2002" calcext:value-type="float">
            <text:p>2002</text:p>
          </table:table-cell>
          <table:table-cell table:style-name="ce7" table:formula="of:=[.M167]*[.M175]" office:value-type="float" office:value="390" calcext:value-type="float">
            <text:p>390</text:p>
          </table:table-cell>
          <table:table-cell table:style-name="ce7" table:formula="of:=[.N167]*[.N175]" office:value-type="float" office:value="0" calcext:value-type="float">
            <text:p>0</text:p>
          </table:table-cell>
          <table:table-cell table:style-name="ce7" table:formula="of:=[.I176]+[.J176]+[.K176]+[.L176]+[.M176]+[.N176]" office:value-type="float" office:value="4102" calcext:value-type="float">
            <text:p>4102</text:p>
          </table:table-cell>
          <table:table-cell table:number-columns-repeated="10"/>
        </table:table-row>
        <table:table-row table:style-name="ro2" table:number-rows-repeated="3">
          <table:table-cell table:number-columns-repeated="9"/>
          <table:table-cell table:style-name="Default"/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ore verificatore</text:p>
          </table:table-cell>
          <table:table-cell table:formula="of:=[.M175]" office:value-type="float" office:value="26" calcext:value-type="float">
            <text:p>26</text:p>
          </table:table-cell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44]-[.O176]" office:value-type="float" office:value="162" calcext:value-type="float">
            <text:p>162</text:p>
          </table:table-cell>
          <table:table-cell table:number-columns-repeated="3"/>
          <table:table-cell office:value-type="float" office:value="4230" calcext:value-type="float">
            <text:p>4230</text:p>
          </table:table-cell>
          <table:table-cell table:number-columns-repeated="11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7"/>
          <table:table-cell office:value-type="string" calcext:value-type="string">
            <text:p>CONSUNTIVO RQ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I187]+[.J187]+[.K187]+[.L187]+[.M187]+[.N187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SUM([.I188]+[.J188]+[.K188]+[.L188]+[.M188]+[.N188])"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I189]+[.J189]+[.K189]+[.L189]+[.M189]+[.N189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I190]+[.J190]+[.K190]+[.L190]+[.M190]+[.N190])"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SUM([.I191]+[.J191]+[.K191]+[.L191]+[.M191]+[.N191])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SUM([.I192]+[.J192]+[.K192]+[.L192]+[.M192]+[.N192])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7" table:formula="of:=SUM([.I187]+[.I188]+[.I189]+[.I190]+[.I191]+[.I192])" office:value-type="float" office:value="6" calcext:value-type="float">
            <text:p>6</text:p>
          </table:table-cell>
          <table:table-cell table:style-name="ce7" table:formula="of:=SUM([.J187]+[.J188]+[.J189]+[.J190]+[.J191]+[.J192])" office:value-type="float" office:value="6" calcext:value-type="float">
            <text:p>6</text:p>
          </table:table-cell>
          <table:table-cell table:style-name="ce7" table:formula="of:=SUM([.K187]+[.K188]+[.K189]+[.K190]+[.K191]+[.K192])" office:value-type="float" office:value="15" calcext:value-type="float">
            <text:p>15</text:p>
          </table:table-cell>
          <table:table-cell table:style-name="ce7" table:formula="of:=SUM([.L187]+[.L188]+[.L189]+[.L190]+[.L191]+[.L192])" office:value-type="float" office:value="167" calcext:value-type="float">
            <text:p>167</text:p>
          </table:table-cell>
          <table:table-cell table:style-name="ce7" table:formula="of:=SUM([.M187]+[.M188]+[.M189]+[.M190]+[.M191]+[.M192])" office:value-type="float" office:value="40" calcext:value-type="float">
            <text:p>40</text:p>
          </table:table-cell>
          <table:table-cell table:style-name="ce7" table:formula="of:=SUM([.N187]+[.N188]+[.N189]+[.N190]+[.N191]+[.N192])" office:value-type="float" office:value="48" calcext:value-type="float">
            <text:p>48</text:p>
          </table:table-cell>
          <table:table-cell table:style-name="ce7" table:formula="of:=[.O187]+[.O188]+[.O189]+[.O190]+[.O191]+[.O192]"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85]*[.I193]" office:value-type="float" office:value="180" calcext:value-type="float">
            <text:p>180</text:p>
          </table:table-cell>
          <table:table-cell table:style-name="ce7" table:formula="of:=[.J185]*[.J193]" office:value-type="float" office:value="120" calcext:value-type="float">
            <text:p>120</text:p>
          </table:table-cell>
          <table:table-cell table:style-name="ce7" table:formula="of:=[.K185]*[.K193]" office:value-type="float" office:value="375" calcext:value-type="float">
            <text:p>375</text:p>
          </table:table-cell>
          <table:table-cell table:style-name="ce7" table:formula="of:=[.L185]*[.L193]" office:value-type="float" office:value="3674" calcext:value-type="float">
            <text:p>3674</text:p>
          </table:table-cell>
          <table:table-cell table:style-name="ce7" table:formula="of:=[.M185]*[.M193]" office:value-type="float" office:value="600" calcext:value-type="float">
            <text:p>600</text:p>
          </table:table-cell>
          <table:table-cell table:style-name="ce7" table:formula="of:=[.N185]*[.N193]" office:value-type="float" office:value="720" calcext:value-type="float">
            <text:p>720</text:p>
          </table:table-cell>
          <table:table-cell table:style-name="ce7" table:formula="of:=[.I194]+[.J194]+[.K194]+[.L194]+[.M194]+[.N194]" office:value-type="float" office:value="5669" calcext:value-type="float">
            <text:p>5669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calcext:value-type="string">
            <text:p>VALORI DA METTERE 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I195]+[.J195]+[.K195]+[.L195]+[.M195]+[.N195]" office:value-type="float" office:value="282" calcext:value-type="float">
            <text:p>282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calcext:value-type="string">
            <text:p>FASULLI </text:p>
          </table:table-cell>
          <table:table-cell table:style-name="ce1" table:formula="of:=[.I185]*[.I195]" office:value-type="float" office:value="180" calcext:value-type="float">
            <text:p>180</text:p>
          </table:table-cell>
          <table:table-cell table:style-name="ce1" table:formula="of:=[.J185]*[.J195]" office:value-type="float" office:value="120" calcext:value-type="float">
            <text:p>120</text:p>
          </table:table-cell>
          <table:table-cell table:style-name="ce1" table:formula="of:=[.K185]*[.K195]" office:value-type="float" office:value="375" calcext:value-type="float">
            <text:p>375</text:p>
          </table:table-cell>
          <table:table-cell table:style-name="ce1" table:formula="of:=[.L185]*[.L195]" office:value-type="float" office:value="3674" calcext:value-type="float">
            <text:p>3674</text:p>
          </table:table-cell>
          <table:table-cell table:style-name="ce1" table:formula="of:=[.M185]*[.M195]" office:value-type="float" office:value="600" calcext:value-type="float">
            <text:p>600</text:p>
          </table:table-cell>
          <table:table-cell table:style-name="ce1" table:formula="of:=[.N185]*[.N195]" office:value-type="float" office:value="720" calcext:value-type="float">
            <text:p>720</text:p>
          </table:table-cell>
          <table:table-cell table:style-name="ce1" table:formula="of:=[.I196]+[.J196]+[.K196]+[.L196]+[.M196]+[.N196]" office:value-type="float" office:value="5669" calcext:value-type="float">
            <text:p>5669</text:p>
          </table:table-cell>
          <table:table-cell table:formula="of:=[.I70]-[.O196]" office:value-type="float" office:value="-197" calcext:value-type="float">
            <text:p>-197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64" calcext:value-type="float">
            <text:p>64</text:p>
          </table:table-cell>
          <table:table-cell table:formula="of:=[.I197]+[.J197]+[.K197]+[.L197]+[.M197]+[.N197]" office:value-type="float" office:value="286" calcext:value-type="float">
            <text:p>286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ore verificatore</text:p>
          </table:table-cell>
          <table:table-cell table:formula="of:=[.M193]" office:value-type="float" office:value="40" calcext:value-type="float">
            <text:p>40</text:p>
          </table:table-cell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70]-[.O194]" office:value-type="float" office:value="-197" calcext:value-type="float">
            <text:p>-197</text:p>
          </table:table-cell>
          <table:table-cell table:number-columns-repeated="3"/>
          <table:table-cell office:value-type="float" office:value="4230" calcext:value-type="float">
            <text:p>4230</text:p>
          </table:table-cell>
          <table:table-cell table:number-columns-repeated="11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7"/>
          <table:table-cell office:value-type="string" calcext:value-type="string">
            <text:p>CONSUNTIVO RA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Botte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vanni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santangel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seresin</text:p>
          </table:table-cell>
          <table:table-cell table:style-name="ce5" table:number-columns-repeated="4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number-columns-repeated="8"/>
          <table:table-cell table:formula="of:=[.I206]+[.I207]+[.I208]+[.I209]+[.I210]+[.I211]" office:value-type="float" office:value="2" calcext:value-type="float">
            <text:p>2</text:p>
          </table:table-cell>
          <table:table-cell table:style-name="Default" table:formula="of:=[.J206]+[.J207]+[.J208]+[.J209]+[.J210]+[.J211]" office:value-type="float" office:value="2" calcext:value-type="float">
            <text:p>2</text:p>
          </table:table-cell>
          <table:table-cell table:formula="of:=[.K206]+[.K207]+[.K208]+[.K209]+[.K210]+[.K211]" office:value-type="float" office:value="0" calcext:value-type="float">
            <text:p>0</text:p>
          </table:table-cell>
          <table:table-cell table:formula="of:=[.L206]+[.L207]+[.L208]+[.L209]+[.L210]+[.L211]" office:value-type="float" office:value="0" calcext:value-type="float">
            <text:p>0</text:p>
          </table:table-cell>
          <table:table-cell table:formula="of:=[.M206]+[.M207]+[.M208]+[.M209]+[.M210]+[.M211]" office:value-type="float" office:value="148" calcext:value-type="float">
            <text:p>148</text:p>
          </table:table-cell>
          <table:table-cell table:formula="of:=[.N206]+[.N207]+[.N208]+[.N209]+[.N210]+[.N211]" office:value-type="float" office:value="20" calcext:value-type="float">
            <text:p>20</text:p>
          </table:table-cell>
          <table:table-cell table:formula="of:=[.I212]+[.J212]+[.K212]+[.L212]+[.M212]+[.N212]" office:value-type="float" office:value="172" calcext:value-type="float">
            <text:p>172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costo per ruolo</text:p>
          </table:table-cell>
          <table:table-cell table:formula="of:=[.I212]*[.I204]" office:value-type="float" office:value="60" calcext:value-type="float">
            <text:p>60</text:p>
          </table:table-cell>
          <table:table-cell table:style-name="Default" table:formula="of:=[.J212]*[.J204]" office:value-type="float" office:value="40" calcext:value-type="float">
            <text:p>40</text:p>
          </table:table-cell>
          <table:table-cell table:formula="of:=[.K212]*[.K204]" office:value-type="float" office:value="0" calcext:value-type="float">
            <text:p>0</text:p>
          </table:table-cell>
          <table:table-cell table:formula="of:=[.L212]*[.L204]" office:value-type="float" office:value="0" calcext:value-type="float">
            <text:p>0</text:p>
          </table:table-cell>
          <table:table-cell table:formula="of:=[.M212]*[.M204]" office:value-type="float" office:value="2220" calcext:value-type="float">
            <text:p>2220</text:p>
          </table:table-cell>
          <table:table-cell table:formula="of:=[.N212]*[.N204]" office:value-type="float" office:value="300" calcext:value-type="float">
            <text:p>300</text:p>
          </table:table-cell>
          <table:table-cell table:formula="of:=[.I213]+[.J213]+[.K213]+[.L213]+[.M213]+[.N213]" office:value-type="float" office:value="2620" calcext:value-type="float">
            <text:p>2620</text:p>
          </table:table-cell>
          <table:table-cell table:number-columns-repeated="10"/>
        </table:table-row>
        <table:table-row table:style-name="ro3" table:number-rows-repeated="5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7"/>
          <table:table-cell table:style-name="ce10" office:value-type="string" calcext:value-type="string">
            <text:p>CON RR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Quadro Generale Consuntivo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enza rr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3"/>
          <table:table-cell office:value-type="string" calcext:value-type="string">
            <text:p>Quadro Generale Consuntiv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table:formula="of:=[.I187]+[.I169]+[.M4]+[.I238]" office:value-type="float" office:value="4" calcext:value-type="float">
            <text:p>4</text:p>
          </table:table-cell>
          <table:table-cell table:style-name="ce5" table:formula="of:=[.J187]+[.J169]+[.N4]+[.J238]" office:value-type="float" office:value="4" calcext:value-type="float">
            <text:p>4</text:p>
          </table:table-cell>
          <table:table-cell table:style-name="ce5" table:formula="of:=[.K187]+[.K169]+[.O4]+[.K238]" office:value-type="float" office:value="24" calcext:value-type="float">
            <text:p>24</text:p>
          </table:table-cell>
          <table:table-cell table:style-name="ce5" table:formula="of:=[.L187]+[.L169]+[.P4]+[.L238]" office:value-type="float" office:value="52" calcext:value-type="float">
            <text:p>52</text:p>
          </table:table-cell>
          <table:table-cell table:style-name="ce5" table:formula="of:=[.M187]+[.M169]+[.Q4]+[.M238]" office:value-type="float" office:value="34" calcext:value-type="float">
            <text:p>34</text:p>
          </table:table-cell>
          <table:table-cell table:style-name="ce5" table:formula="of:=[.N187]+[.N169]+[.R4]+[.N238]" office:value-type="float" office:value="12" calcext:value-type="float">
            <text:p>12</text:p>
          </table:table-cell>
          <table:table-cell table:style-name="ce7" table:formula="of:=SUM([.I222]+[.J222]+[.K222]+[.L222]+[.M222]+[.N222])"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table:formula="of:=[.I188]+[.I170]+[.M5]+[.I239]" office:value-type="float" office:value="8" calcext:value-type="float">
            <text:p>8</text:p>
          </table:table-cell>
          <table:table-cell table:style-name="ce5" table:formula="of:=[.J188]+[.J170]+[.N5]+[.J239]" office:value-type="float" office:value="8" calcext:value-type="float">
            <text:p>8</text:p>
          </table:table-cell>
          <table:table-cell table:style-name="ce5" table:formula="of:=[.K188]+[.K170]+[.O5]+[.K239]" office:value-type="float" office:value="27" calcext:value-type="float">
            <text:p>27</text:p>
          </table:table-cell>
          <table:table-cell table:style-name="ce5" table:formula="of:=[.L188]+[.L170]+[.P5]+[.L239]" office:value-type="float" office:value="48" calcext:value-type="float">
            <text:p>48</text:p>
          </table:table-cell>
          <table:table-cell table:style-name="ce5" table:formula="of:=[.M188]+[.M170]+[.Q5]+[.M239]" office:value-type="float" office:value="29" calcext:value-type="float">
            <text:p>29</text:p>
          </table:table-cell>
          <table:table-cell table:style-name="ce5" table:formula="of:=[.N188]+[.N170]+[.R5]+[.N239]" office:value-type="float" office:value="13" calcext:value-type="float">
            <text:p>13</text:p>
          </table:table-cell>
          <table:table-cell table:style-name="ce7" table:formula="of:=SUM([.I223]+[.J223]+[.K223]+[.L223]+[.M223]+[.N223])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Botter Marco</text:p>
          </table:table-cell>
          <table:table-cell table:style-name="ce5" table:formula="of:=[.I238]+[.I187]+[.I169]" office:value-type="float" office:value="4" calcext:value-type="float">
            <text:p>4</text:p>
          </table:table-cell>
          <table:table-cell table:style-name="ce5" table:formula="of:=[.J238]+[.J187]+[.J169]" office:value-type="float" office:value="4" calcext:value-type="float">
            <text:p>4</text:p>
          </table:table-cell>
          <table:table-cell table:style-name="ce5" table:formula="of:=[.K238]+[.K187]+[.K169]" office:value-type="float" office:value="4" calcext:value-type="float">
            <text:p>4</text:p>
          </table:table-cell>
          <table:table-cell table:style-name="ce5" table:formula="of:=[.L238]+[.L187]+[.L169]" office:value-type="float" office:value="52" calcext:value-type="float">
            <text:p>52</text:p>
          </table:table-cell>
          <table:table-cell table:style-name="ce5" table:formula="of:=[.M238]+[.M187]+[.M169]" office:value-type="float" office:value="29" calcext:value-type="float">
            <text:p>29</text:p>
          </table:table-cell>
          <table:table-cell table:style-name="ce5" table:formula="of:=[.N238]+[.N187]+[.N169]" office:value-type="float" office:value="12" calcext:value-type="float">
            <text:p>12</text:p>
          </table:table-cell>
          <table:table-cell table:style-name="ce7" table:formula="of:=SUM([.S223]+[.T223]+[.U223]+[.V223]+[.W223]+[.X223])" office:value-type="float" office:value="105" calcext:value-type="float">
            <text:p>1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table:formula="of:=[.I189]+[.I171]+[.M6]+[.I240]" office:value-type="float" office:value="6" calcext:value-type="float">
            <text:p>6</text:p>
          </table:table-cell>
          <table:table-cell table:style-name="ce5" table:formula="of:=[.J189]+[.J171]+[.N6]+[.J240]" office:value-type="float" office:value="7" calcext:value-type="float">
            <text:p>7</text:p>
          </table:table-cell>
          <table:table-cell table:style-name="ce5" table:formula="of:=[.K189]+[.K171]+[.O6]+[.K240]" office:value-type="float" office:value="22" calcext:value-type="float">
            <text:p>22</text:p>
          </table:table-cell>
          <table:table-cell table:style-name="ce5" table:formula="of:=[.L189]+[.L171]+[.P6]+[.L240]" office:value-type="float" office:value="53" calcext:value-type="float">
            <text:p>53</text:p>
          </table:table-cell>
          <table:table-cell table:style-name="ce5" table:formula="of:=[.M189]+[.M171]+[.Q6]+[.M240]" office:value-type="float" office:value="29" calcext:value-type="float">
            <text:p>29</text:p>
          </table:table-cell>
          <table:table-cell table:style-name="ce5" table:formula="of:=[.N189]+[.N171]+[.R6]+[.N240]" office:value-type="float" office:value="13" calcext:value-type="float">
            <text:p>13</text:p>
          </table:table-cell>
          <table:table-cell table:style-name="ce7" table:formula="of:=SUM([.I224]+[.J224]+[.K224]+[.L224]+[.M224]+[.N224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iachin Vanni</text:p>
          </table:table-cell>
          <table:table-cell table:style-name="ce5" table:formula="of:=[.I239]+[.I188]+[.I170]" office:value-type="float" office:value="8" calcext:value-type="float">
            <text:p>8</text:p>
          </table:table-cell>
          <table:table-cell table:style-name="ce5" table:formula="of:=[.J239]+[.J188]+[.J170]" office:value-type="float" office:value="8" calcext:value-type="float">
            <text:p>8</text:p>
          </table:table-cell>
          <table:table-cell table:style-name="ce5" table:formula="of:=[.K239]+[.K188]+[.K170]" office:value-type="float" office:value="9" calcext:value-type="float">
            <text:p>9</text:p>
          </table:table-cell>
          <table:table-cell table:style-name="ce5" table:formula="of:=[.L239]+[.L188]+[.L170]" office:value-type="float" office:value="48" calcext:value-type="float">
            <text:p>48</text:p>
          </table:table-cell>
          <table:table-cell table:style-name="ce5" table:formula="of:=[.M239]+[.M188]+[.M170]" office:value-type="float" office:value="19" calcext:value-type="float">
            <text:p>19</text:p>
          </table:table-cell>
          <table:table-cell table:style-name="ce5" table:formula="of:=[.N239]+[.N188]+[.N170]" office:value-type="float" office:value="13" calcext:value-type="float">
            <text:p>13</text:p>
          </table:table-cell>
          <table:table-cell table:style-name="ce7" table:formula="of:=SUM([.S224]+[.T224]+[.U224]+[.V224]+[.W224]+[.X224])" office:value-type="float" office:value="105" calcext:value-type="float">
            <text:p>1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table:formula="of:=[.I190]+[.I172]+[.M7]+[.I241]" office:value-type="float" office:value="33" calcext:value-type="float">
            <text:p>33</text:p>
          </table:table-cell>
          <table:table-cell table:style-name="ce5" table:formula="of:=[.J190]+[.J172]+[.N7]+[.J241]" office:value-type="float" office:value="9" calcext:value-type="float">
            <text:p>9</text:p>
          </table:table-cell>
          <table:table-cell table:style-name="ce5" table:formula="of:=[.K190]+[.K172]+[.O7]+[.K241]" office:value-type="float" office:value="9" calcext:value-type="float">
            <text:p>9</text:p>
          </table:table-cell>
          <table:table-cell table:style-name="ce5" table:formula="of:=[.L190]+[.L172]+[.P7]+[.L241]" office:value-type="float" office:value="45" calcext:value-type="float">
            <text:p>45</text:p>
          </table:table-cell>
          <table:table-cell table:style-name="ce5" table:formula="of:=[.M190]+[.M172]+[.Q7]+[.M241]" office:value-type="float" office:value="25" calcext:value-type="float">
            <text:p>25</text:p>
          </table:table-cell>
          <table:table-cell table:style-name="ce5" table:formula="of:=[.N190]+[.N172]+[.R7]+[.N241]" office:value-type="float" office:value="12" calcext:value-type="float">
            <text:p>12</text:p>
          </table:table-cell>
          <table:table-cell table:style-name="ce7" table:formula="of:=SUM([.I225]+[.J225]+[.K225]+[.L225]+[.M225]+[.N225])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Marcomin Gabriele</text:p>
          </table:table-cell>
          <table:table-cell table:style-name="ce5" table:formula="of:=[.I240]+[.I189]+[.I171]" office:value-type="float" office:value="6" calcext:value-type="float">
            <text:p>6</text:p>
          </table:table-cell>
          <table:table-cell table:style-name="ce5" table:formula="of:=[.J240]+[.J189]+[.J171]" office:value-type="float" office:value="7" calcext:value-type="float">
            <text:p>7</text:p>
          </table:table-cell>
          <table:table-cell table:style-name="ce5" table:formula="of:=[.K240]+[.K189]+[.K171]" office:value-type="float" office:value="2" calcext:value-type="float">
            <text:p>2</text:p>
          </table:table-cell>
          <table:table-cell table:style-name="ce5" table:formula="of:=[.L240]+[.L189]+[.L171]" office:value-type="float" office:value="53" calcext:value-type="float">
            <text:p>53</text:p>
          </table:table-cell>
          <table:table-cell table:style-name="ce5" table:formula="of:=[.M240]+[.M189]+[.M171]" office:value-type="float" office:value="24" calcext:value-type="float">
            <text:p>24</text:p>
          </table:table-cell>
          <table:table-cell table:style-name="ce5" table:formula="of:=[.N240]+[.N189]+[.N171]" office:value-type="float" office:value="13" calcext:value-type="float">
            <text:p>13</text:p>
          </table:table-cell>
          <table:table-cell table:style-name="ce7" table:formula="of:=SUM([.S225]+[.T225]+[.U225]+[.V225]+[.W225]+[.X225])" office:value-type="float" office:value="105" calcext:value-type="float">
            <text:p>1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 table:formula="of:=[.I191]+[.I173]+[.M8]+[.I242]" office:value-type="float" office:value="2" calcext:value-type="float">
            <text:p>2</text:p>
          </table:table-cell>
          <table:table-cell table:style-name="ce5" table:formula="of:=[.J191]+[.J173]+[.N8]+[.J242]" office:value-type="float" office:value="21" calcext:value-type="float">
            <text:p>21</text:p>
          </table:table-cell>
          <table:table-cell table:style-name="ce5" table:formula="of:=[.K191]+[.K173]+[.O8]+[.K242]" office:value-type="float" office:value="3" calcext:value-type="float">
            <text:p>3</text:p>
          </table:table-cell>
          <table:table-cell table:style-name="ce5" table:formula="of:=[.L191]+[.L173]+[.P8]+[.L242]" office:value-type="float" office:value="33" calcext:value-type="float">
            <text:p>33</text:p>
          </table:table-cell>
          <table:table-cell table:style-name="ce5" table:formula="of:=[.M191]+[.M173]+[.Q8]+[.M242]" office:value-type="float" office:value="58" calcext:value-type="float">
            <text:p>58</text:p>
          </table:table-cell>
          <table:table-cell table:style-name="ce5" table:formula="of:=[.N191]+[.N173]+[.R8]+[.N242]" office:value-type="float" office:value="10" calcext:value-type="float">
            <text:p>10</text:p>
          </table:table-cell>
          <table:table-cell table:style-name="ce7" table:formula="of:=SUM([.I226]+[.J226]+[.K226]+[.L226]+[.M226]+[.N226]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Quaglio Davide</text:p>
          </table:table-cell>
          <table:table-cell table:style-name="ce5" table:formula="of:=[.I241]+[.I190]+[.I172]" office:value-type="float" office:value="5" calcext:value-type="float">
            <text:p>5</text:p>
          </table:table-cell>
          <table:table-cell table:style-name="ce5" table:formula="of:=[.J241]+[.J190]+[.J172]" office:value-type="float" office:value="9" calcext:value-type="float">
            <text:p>9</text:p>
          </table:table-cell>
          <table:table-cell table:style-name="ce5" table:formula="of:=[.K241]+[.K190]+[.K172]" office:value-type="float" office:value="9" calcext:value-type="float">
            <text:p>9</text:p>
          </table:table-cell>
          <table:table-cell table:style-name="ce5" table:formula="of:=[.L241]+[.L190]+[.L172]" office:value-type="float" office:value="45" calcext:value-type="float">
            <text:p>45</text:p>
          </table:table-cell>
          <table:table-cell table:style-name="ce5" table:formula="of:=[.M241]+[.M190]+[.M172]" office:value-type="float" office:value="25" calcext:value-type="float">
            <text:p>25</text:p>
          </table:table-cell>
          <table:table-cell table:style-name="ce5" table:formula="of:=[.N241]+[.N190]+[.N172]" office:value-type="float" office:value="12" calcext:value-type="float">
            <text:p>12</text:p>
          </table:table-cell>
          <table:table-cell table:style-name="ce7" table:formula="of:=SUM([.S226]+[.T226]+[.U226]+[.V226]+[.W226]+[.X226])" office:value-type="float" office:value="105" calcext:value-type="float">
            <text:p>1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table:formula="of:=[.I192]+[.I174]+[.M9]+[.I243]" office:value-type="float" office:value="4" calcext:value-type="float">
            <text:p>4</text:p>
          </table:table-cell>
          <table:table-cell table:style-name="ce5" table:formula="of:=[.J192]+[.J174]+[.N9]+[.J243]" office:value-type="float" office:value="20" calcext:value-type="float">
            <text:p>20</text:p>
          </table:table-cell>
          <table:table-cell table:style-name="ce5" table:formula="of:=[.K192]+[.K174]+[.O9]+[.K243]" office:value-type="float" office:value="18" calcext:value-type="float">
            <text:p>18</text:p>
          </table:table-cell>
          <table:table-cell table:style-name="ce5" table:formula="of:=[.L192]+[.L174]+[.P9]+[.L243]" office:value-type="float" office:value="35" calcext:value-type="float">
            <text:p>35</text:p>
          </table:table-cell>
          <table:table-cell table:style-name="ce5" table:formula="of:=[.M192]+[.M174]+[.Q9]+[.M243]" office:value-type="float" office:value="44" calcext:value-type="float">
            <text:p>44</text:p>
          </table:table-cell>
          <table:table-cell table:style-name="ce5" table:formula="of:=[.N192]+[.N174]+[.R9]+[.N243]" office:value-type="float" office:value="12" calcext:value-type="float">
            <text:p>12</text:p>
          </table:table-cell>
          <table:table-cell table:style-name="ce7" table:formula="of:=SUM([.I227]+[.J227]+[.K227]+[.L227]+[.M227]+[.N227])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antangelo Davide</text:p>
          </table:table-cell>
          <table:table-cell table:style-name="ce5" table:formula="of:=[.I242]+[.I191]+[.I173]" office:value-type="float" office:value="2" calcext:value-type="float">
            <text:p>2</text:p>
          </table:table-cell>
          <table:table-cell table:style-name="ce5" table:formula="of:=[.J242]+[.J191]+[.J173]" office:value-type="float" office:value="7" calcext:value-type="float">
            <text:p>7</text:p>
          </table:table-cell>
          <table:table-cell table:style-name="ce5" table:formula="of:=[.K242]+[.K191]+[.K173]" office:value-type="float" office:value="3" calcext:value-type="float">
            <text:p>3</text:p>
          </table:table-cell>
          <table:table-cell table:style-name="ce5" table:formula="of:=[.L242]+[.L191]+[.L173]" office:value-type="float" office:value="33" calcext:value-type="float">
            <text:p>33</text:p>
          </table:table-cell>
          <table:table-cell table:style-name="ce5" table:formula="of:=[.M242]+[.M191]+[.M173]" office:value-type="float" office:value="50" calcext:value-type="float">
            <text:p>50</text:p>
          </table:table-cell>
          <table:table-cell table:style-name="ce5" table:formula="of:=[.N242]+[.N191]+[.N173]" office:value-type="float" office:value="10" calcext:value-type="float">
            <text:p>10</text:p>
          </table:table-cell>
          <table:table-cell table:style-name="ce7" table:formula="of:=SUM([.S227]+[.T227]+[.U227]+[.V227]+[.W227]+[.X227])" office:value-type="float" office:value="105" calcext:value-type="float">
            <text:p>105</text:p>
          </table:table-cell>
        </table:table-row>
        <table:table-row table:style-name="ro1">
          <table:table-cell table:number-columns-repeated="8"/>
          <table:table-cell table:formula="of:=[.I222]+[.I223]+[.I224]+[.I225]+[.I226]+[.I227]" office:value-type="float" office:value="57" calcext:value-type="float">
            <text:p>57</text:p>
          </table:table-cell>
          <table:table-cell table:style-name="Default" table:formula="of:=[.J222]+[.J223]+[.J224]+[.J225]+[.J226]+[.J227]" office:value-type="float" office:value="69" calcext:value-type="float">
            <text:p>69</text:p>
          </table:table-cell>
          <table:table-cell table:formula="of:=[.K222]+[.K223]+[.K224]+[.K225]+[.K226]+[.K227]" office:value-type="float" office:value="103" calcext:value-type="float">
            <text:p>103</text:p>
          </table:table-cell>
          <table:table-cell table:formula="of:=[.L222]+[.L223]+[.L224]+[.L225]+[.L226]+[.L227]" office:value-type="float" office:value="266" calcext:value-type="float">
            <text:p>266</text:p>
          </table:table-cell>
          <table:table-cell table:formula="of:=[.M222]+[.M223]+[.M224]+[.M225]+[.M226]+[.M227]" office:value-type="float" office:value="219" calcext:value-type="float">
            <text:p>219</text:p>
          </table:table-cell>
          <table:table-cell table:formula="of:=[.N222]+[.N223]+[.N224]+[.N225]+[.N226]+[.N227]" office:value-type="float" office:value="72" calcext:value-type="float">
            <text:p>72</text:p>
          </table:table-cell>
          <table:table-cell table:style-name="ce7" table:formula="of:=SUM([.I228]+[.J228]+[.K228]+[.L228]+[.M228]+[.N228])" office:value-type="float" office:value="786" calcext:value-type="float">
            <text:p>786</text:p>
          </table:table-cell>
          <table:table-cell table:formula="of:=[.O228]/6" office:value-type="float" office:value="131" calcext:value-type="float">
            <text:p>131</text:p>
          </table:table-cell>
          <table:table-cell/>
          <table:table-cell office:value-type="string" calcext:value-type="string">
            <text:p>Seresin Davide</text:p>
          </table:table-cell>
          <table:table-cell table:style-name="ce5" table:formula="of:=[.I243]+[.I192]+[.I174]" office:value-type="float" office:value="4" calcext:value-type="float">
            <text:p>4</text:p>
          </table:table-cell>
          <table:table-cell table:style-name="ce5" table:formula="of:=[.J243]+[.J192]+[.J174]" office:value-type="float" office:value="2" calcext:value-type="float">
            <text:p>2</text:p>
          </table:table-cell>
          <table:table-cell table:style-name="ce5" table:formula="of:=[.K243]+[.K192]+[.K174]" office:value-type="float" office:value="8" calcext:value-type="float">
            <text:p>8</text:p>
          </table:table-cell>
          <table:table-cell table:style-name="ce5" table:formula="of:=[.L243]+[.L192]+[.L174]" office:value-type="float" office:value="35" calcext:value-type="float">
            <text:p>35</text:p>
          </table:table-cell>
          <table:table-cell table:style-name="ce5" table:formula="of:=[.M243]+[.M192]+[.M174]" office:value-type="float" office:value="44" calcext:value-type="float">
            <text:p>44</text:p>
          </table:table-cell>
          <table:table-cell table:style-name="ce5" table:formula="of:=[.N243]+[.N192]+[.N174]" office:value-type="float" office:value="12" calcext:value-type="float">
            <text:p>12</text:p>
          </table:table-cell>
          <table:table-cell table:style-name="ce7" table:formula="of:=SUM([.S228]+[.T228]+[.U228]+[.V228]+[.W228]+[.X228])" office:value-type="float" office:value="105" calcext:value-type="float">
            <text:p>105</text:p>
          </table:table-cell>
        </table:table-row>
        <table:table-row table:style-name="ro2">
          <table:table-cell table:number-columns-repeated="8"/>
          <table:table-cell table:formula="of:=[.I228]*[.I220]" office:value-type="float" office:value="1710" calcext:value-type="float">
            <text:p>1710</text:p>
          </table:table-cell>
          <table:table-cell table:style-name="Default" table:formula="of:=[.J228]*[.J220]" office:value-type="float" office:value="1380" calcext:value-type="float">
            <text:p>1380</text:p>
          </table:table-cell>
          <table:table-cell table:formula="of:=[.K228]*[.K220]" office:value-type="float" office:value="2575" calcext:value-type="float">
            <text:p>2575</text:p>
          </table:table-cell>
          <table:table-cell table:formula="of:=[.L228]*[.L220]" office:value-type="float" office:value="5852" calcext:value-type="float">
            <text:p>5852</text:p>
          </table:table-cell>
          <table:table-cell table:formula="of:=[.M228]*[.M220]" office:value-type="float" office:value="3285" calcext:value-type="float">
            <text:p>3285</text:p>
          </table:table-cell>
          <table:table-cell table:formula="of:=[.N228]*[.N220]" office:value-type="float" office:value="1080" calcext:value-type="float">
            <text:p>1080</text:p>
          </table:table-cell>
          <table:table-cell table:style-name="ce14" table:formula="of:=SUM([.I229]+[.J229]+[.K229]+[.L229]+[.M229]+[.N229])" office:value-type="float" office:value="15882" calcext:value-type="float">
            <text:p>15882</text:p>
          </table:table-cell>
          <table:table-cell table:number-columns-repeated="3"/>
          <table:table-cell table:formula="of:=[.S223]+[.S224]+[.S225]+[.S226]+[.S227]+[.S228]" office:value-type="float" office:value="29" calcext:value-type="float">
            <text:p>29</text:p>
          </table:table-cell>
          <table:table-cell table:formula="of:=[.T223]+[.T224]+[.T225]+[.T226]+[.T227]+[.T228]" office:value-type="float" office:value="37" calcext:value-type="float">
            <text:p>37</text:p>
          </table:table-cell>
          <table:table-cell table:formula="of:=[.U223]+[.U224]+[.U225]+[.U226]+[.U227]+[.U228]" office:value-type="float" office:value="35" calcext:value-type="float">
            <text:p>35</text:p>
          </table:table-cell>
          <table:table-cell table:formula="of:=[.V223]+[.V224]+[.V225]+[.V226]+[.V227]+[.V228]" office:value-type="float" office:value="266" calcext:value-type="float">
            <text:p>266</text:p>
          </table:table-cell>
          <table:table-cell table:formula="of:=[.W223]+[.W224]+[.W225]+[.W226]+[.W227]+[.W228]" office:value-type="float" office:value="191" calcext:value-type="float">
            <text:p>191</text:p>
          </table:table-cell>
          <table:table-cell table:formula="of:=[.X223]+[.X224]+[.X225]+[.X226]+[.X227]+[.X228]" office:value-type="float" office:value="72" calcext:value-type="float">
            <text:p>72</text:p>
          </table:table-cell>
          <table:table-cell table:style-name="ce7" table:formula="of:=SUM([.S229]+[.T229]+[.U229]+[.V229]+[.W229]+[.X229])" office:value-type="float" office:value="630" calcext:value-type="float">
            <text:p>6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e/verifica</text:p>
          </table:table-cell>
          <table:table-cell table:formula="of:=[.O228]/[.M228]" office:value-type="float" office:value="3.58904109589041" calcext:value-type="float">
            <text:p>3.5890410959</text:p>
          </table:table-cell>
          <table:table-cell table:style-name="Default"/>
          <table:table-cell table:number-columns-repeated="4"/>
          <table:table-cell office:value-type="string" calcext:value-type="string">
            <text:p>QUESTO è il costo totale con analisi</text:p>
          </table:table-cell>
          <table:table-cell table:number-columns-repeated="3"/>
          <table:table-cell table:formula="of:=[.S229]*[.S221]" office:value-type="float" office:value="870" calcext:value-type="float">
            <text:p>870</text:p>
          </table:table-cell>
          <table:table-cell table:formula="of:=[.T229]*[.T221]" office:value-type="float" office:value="740" calcext:value-type="float">
            <text:p>740</text:p>
          </table:table-cell>
          <table:table-cell table:formula="of:=[.U229]*[.U221]" office:value-type="float" office:value="875" calcext:value-type="float">
            <text:p>875</text:p>
          </table:table-cell>
          <table:table-cell table:formula="of:=[.V229]*[.V221]" office:value-type="float" office:value="5852" calcext:value-type="float">
            <text:p>5852</text:p>
          </table:table-cell>
          <table:table-cell table:formula="of:=[.W229]*[.W221]" office:value-type="float" office:value="2865" calcext:value-type="float">
            <text:p>2865</text:p>
          </table:table-cell>
          <table:table-cell table:formula="of:=[.X229]*[.X221]" office:value-type="float" office:value="1080" calcext:value-type="float">
            <text:p>1080</text:p>
          </table:table-cell>
          <table:table-cell table:style-name="ce14" table:formula="of:=SUM([.S230]+[.T230]+[.U230]+[.V230]+[.W230]+[.X230])" office:value-type="float" office:value="12282" calcext:value-type="float">
            <text:p>12282</text:p>
          </table:table-cell>
        </table:table-row>
        <table:table-row table:style-name="ro3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4"/>
          <table:table-cell table:formula="of:=[.O229]-[.H138]" office:value-type="float" office:value="2848" calcext:value-type="float">
            <text:p>2848</text:p>
          </table:table-cell>
          <table:table-cell table:number-columns-repeated="10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3">
          <table:table-cell table:number-columns-repeated="9"/>
          <table:table-cell table:style-name="Default"/>
          <table:table-cell table:number-columns-repeated="15"/>
        </table:table-row>
        <table:table-row table:style-name="ro3">
          <table:table-cell table:number-columns-repeated="7"/>
          <table:table-cell office:value-type="string" calcext:value-type="string">
            <text:p>VV</text:p>
          </table:table-cell>
          <table:table-cell/>
          <table:table-cell table:style-name="Default"/>
          <table:table-cell table:number-columns-repeated="15"/>
        </table:table-row>
        <table:table-row table:style-name="ro2">
          <table:table-cell table:number-columns-repeated="8"/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table:number-columns-repeated="4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  <table:table-cell table:formula="of:=[.H138]-[.Y230]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table:number-columns-repeated="4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/>
        </table:table-row>
        <table:table-row table:style-name="ro4">
          <table:table-cell table:number-columns-repeated="7"/>
          <table:table-cell office:value-type="string" calcext:value-type="string">
            <text:p>ore totali</text:p>
          </table:table-cell>
          <table:table-cell table:formula="of:=[.I238]+[.I239]+[.I240]+[.I241]+[.I242]+[.I243]" office:value-type="float" office:value="2" calcext:value-type="float">
            <text:p>2</text:p>
          </table:table-cell>
          <table:table-cell table:style-name="Default" table:formula="of:=[.J238]+[.J239]+[.J240]+[.J241]+[.J242]+[.J243]" office:value-type="float" office:value="2" calcext:value-type="float">
            <text:p>2</text:p>
          </table:table-cell>
          <table:table-cell table:formula="of:=[.K238]+[.K239]+[.K240]+[.K241]+[.K242]+[.K243]" office:value-type="float" office:value="0" calcext:value-type="float">
            <text:p>0</text:p>
          </table:table-cell>
          <table:table-cell table:formula="of:=[.L238]+[.L239]+[.L240]+[.L241]+[.L242]+[.L243]" office:value-type="float" office:value="8" calcext:value-type="float">
            <text:p>8</text:p>
          </table:table-cell>
          <table:table-cell table:formula="of:=[.M238]+[.M239]+[.M240]+[.M241]+[.M242]+[.M243]" office:value-type="float" office:value="125" calcext:value-type="float">
            <text:p>125</text:p>
          </table:table-cell>
          <table:table-cell table:formula="of:=[.N238]+[.N239]+[.N240]+[.N241]+[.N242]+[.N243]" office:value-type="float" office:value="24" calcext:value-type="float">
            <text:p>24</text:p>
          </table:table-cell>
          <table:table-cell table:formula="of:=[.I244]+[.J244]+[.K244]+[.L244]+[.M244]+[.N244]" office:value-type="float" office:value="161" calcext:value-type="float">
            <text:p>161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ore totali fino rq</text:p>
          </table:table-cell>
          <table:table-cell table:formula="of:=[.I195]+[.I175]" office:value-type="float" office:value="27" calcext:value-type="float">
            <text:p>27</text:p>
          </table:table-cell>
          <table:table-cell table:style-name="Default" table:formula="of:=[.J195]+[.J175]" office:value-type="float" office:value="35" calcext:value-type="float">
            <text:p>35</text:p>
          </table:table-cell>
          <table:table-cell table:formula="of:=[.K195]+[.K175]" office:value-type="float" office:value="35" calcext:value-type="float">
            <text:p>35</text:p>
          </table:table-cell>
          <table:table-cell table:formula="of:=[.L195]+[.L175]" office:value-type="float" office:value="258" calcext:value-type="float">
            <text:p>258</text:p>
          </table:table-cell>
          <table:table-cell table:formula="of:=[.M195]+[.M175]" office:value-type="float" office:value="66" calcext:value-type="float">
            <text:p>66</text:p>
          </table:table-cell>
          <table:table-cell table:formula="of:=[.N195]+[.N175]" office:value-type="float" office:value="48" calcext:value-type="float">
            <text:p>48</text:p>
          </table:table-cell>
          <table:table-cell table:formula="of:=[.I245]+[.J245]+[.K245]+[.L245]+[.M245]+[.N245]" office:value-type="float" office:value="469" calcext:value-type="float">
            <text:p>469</text:p>
          </table:table-cell>
          <table:table-cell table:formula="of:=[.O245]/6" office:value-type="float" office:value="78.1666666666667" calcext:value-type="float">
            <text:p>78.1666666667</text:p>
          </table:table-cell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4"/>
          <table:table-cell table:formula="of:=[.O244]+[.O245]" office:value-type="float" office:value="630" calcext:value-type="float">
            <text:p>630</text:p>
          </table:table-cell>
          <table:table-cell table:formula="of:=[.O247]/6" office:value-type="float" office:value="105" calcext:value-type="float">
            <text:p>105</text:p>
          </table:table-cell>
          <table:table-cell table:number-columns-repeated="9"/>
        </table:table-row>
        <table:table-row table:style-name="ro4">
          <table:table-cell table:number-columns-repeated="7"/>
          <table:table-cell office:value-type="string" calcext:value-type="string">
            <text:p>costo VV</text:p>
          </table:table-cell>
          <table:table-cell table:formula="of:=[.I244]*[.I236]" office:value-type="float" office:value="60" calcext:value-type="float">
            <text:p>60</text:p>
          </table:table-cell>
          <table:table-cell table:style-name="Default" table:formula="of:=[.J244]*[.J236]" office:value-type="float" office:value="40" calcext:value-type="float">
            <text:p>40</text:p>
          </table:table-cell>
          <table:table-cell table:formula="of:=[.K244]*[.K236]" office:value-type="float" office:value="0" calcext:value-type="float">
            <text:p>0</text:p>
          </table:table-cell>
          <table:table-cell table:formula="of:=[.L244]*[.L236]" office:value-type="float" office:value="176" calcext:value-type="float">
            <text:p>176</text:p>
          </table:table-cell>
          <table:table-cell table:formula="of:=[.M244]*[.M236]" office:value-type="float" office:value="1875" calcext:value-type="float">
            <text:p>1875</text:p>
          </table:table-cell>
          <table:table-cell table:formula="of:=[.N244]*[.N236]" office:value-type="float" office:value="360" calcext:value-type="float">
            <text:p>360</text:p>
          </table:table-cell>
          <table:table-cell table:formula="of:=[.I248]+[.J248]+[.K248]+[.L248]+[.M248]+[.N248]" office:value-type="float" office:value="2511" calcext:value-type="float">
            <text:p>2511</text:p>
          </table:table-cell>
          <table:table-cell table:number-columns-repeated="10"/>
        </table:table-row>
        <table:table-row table:style-name="ro3">
          <table:table-cell table:number-columns-repeated="9"/>
          <table:table-cell table:style-name="Default"/>
          <table:table-cell/>
          <table:table-cell table:formula="of:=[.O247]/([.M245]+[.M244])" office:value-type="float" office:value="3.29842931937173" calcext:value-type="float">
            <text:p>3.2984293194</text:p>
          </table:table-cell>
          <table:table-cell table:number-columns-repeated="13"/>
        </table:table-row>
        <table:table-row table:style-name="ro3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9"/>
          <table:table-cell table:style-name="Default"/>
          <table:table-cell table:number-columns-repeated="15"/>
        </table:table-row>
        <table:table-row table:style-name="ro3">
          <table:table-cell table:number-columns-repeated="9"/>
          <table:table-cell table:style-name="Default"/>
          <table:table-cell table:number-columns-repeated="15"/>
        </table:table-row>
        <table:table-row table:style-name="ro2">
          <table:table-cell table:number-columns-repeated="7"/>
          <table:table-cell table:style-name="ce11" office:value-type="string" calcext:value-type="string">
            <text:p>TOTALISSIMO</text:p>
          </table:table-cell>
          <table:table-cell table:style-name="ce11" table:formula="of:=[.O248]+[.O196]+[.O176]" office:value-type="float" office:value="12282" calcext:value-type="float">
            <text:p>12282</text:p>
          </table:table-cell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000-00-00T00:00:03.624767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9M6S</meta:editing-duration>
    <meta:editing-cycles>17</meta:editing-cycles>
    <meta:generator>LibreOffice/4.1.3.2$Linux_X86_64 LibreOffice_project/410m0$Build-2</meta:generator>
    <dc:date>2014-09-16T22:58:56.996127355</dc:date>
    <dc:creator>Davide </dc:creator>
    <meta:document-statistic meta:table-count="1" meta:cell-count="105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136">
                <text:p>136</text:p>
                <draw:g>
                  <svg:desc>Sheet1.B121:Sheet1.G121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4:Sheet1.G120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20">
                <text:p>20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3">
                <text:p>23</text:p>
                <draw:g>
                  <svg:desc>Sheet1.D115:Sheet1.D120</svg:desc>
                </draw:g>
              </table:table-cell>
              <table:table-cell office:value-type="float" office:value="25">
                <text:p>25</text:p>
                <draw:g>
                  <svg:desc>Sheet1.E115:Sheet1.E120</svg:desc>
                </draw:g>
              </table:table-cell>
              <table:table-cell office:value-type="float" office:value="39">
                <text:p>39</text:p>
                <draw:g>
                  <svg:desc>Sheet1.F115:Sheet1.F120</svg:desc>
                </draw:g>
              </table:table-cell>
              <table:table-cell office:value-type="float" office:value="13">
                <text:p>13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7cm" svg:y="2.956cm" style:legend-expansion="high" chart:style-name="ch2"/>
        <chart:plot-area chart:style-name="ch3" table:cell-range-address="Sheet1.B130:Sheet1.G130 Sheet1.B137:Sheet1.G137" chart:data-source-has-labels="row" svg:x="0.32cm" svg:y="0.675cm" svg:width="12.277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64cm" svg:width="12.277cm" svg:height="7.36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30:Sheet1.G1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37:Sheet1.G1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30:Sheet1.G13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37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B137:Sheet1.G13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R222:Sheet1.X22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R223:Sheet1.R22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S223:Sheet1.S228" chart:label-cell-address="Sheet1.S222:Sheet1.S222" chart:class="chart:bar">
            <chart:data-point chart:repeated="6"/>
          </chart:series>
          <chart:series chart:style-name="ch8" chart:values-cell-range-address="Sheet1.T223:Sheet1.T228" chart:label-cell-address="Sheet1.T222:Sheet1.T222" chart:class="chart:bar">
            <chart:data-point chart:repeated="6"/>
          </chart:series>
          <chart:series chart:style-name="ch9" chart:values-cell-range-address="Sheet1.U223:Sheet1.U228" chart:label-cell-address="Sheet1.U222:Sheet1.U222" chart:class="chart:bar">
            <chart:data-point chart:repeated="6"/>
          </chart:series>
          <chart:series chart:style-name="ch10" chart:values-cell-range-address="Sheet1.V223:Sheet1.V228" chart:label-cell-address="Sheet1.V222:Sheet1.V222" chart:class="chart:bar">
            <chart:data-point chart:repeated="6"/>
          </chart:series>
          <chart:series chart:style-name="ch11" chart:values-cell-range-address="Sheet1.W223:Sheet1.W228" chart:label-cell-address="Sheet1.W222:Sheet1.W222" chart:class="chart:bar">
            <chart:data-point chart:repeated="6"/>
          </chart:series>
          <chart:series chart:style-name="ch12" chart:values-cell-range-address="Sheet1.X223:Sheet1.X228" chart:label-cell-address="Sheet1.X222:Sheet1.X22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S222:Sheet1.S222</svg:desc>
                </draw:g>
              </table:table-cell>
              <table:table-cell office:value-type="string">
                <text:p>Amministratore</text:p>
                <draw:g>
                  <svg:desc>Sheet1.T222:Sheet1.T222</svg:desc>
                </draw:g>
              </table:table-cell>
              <table:table-cell office:value-type="string">
                <text:p>Analista</text:p>
                <draw:g>
                  <svg:desc>Sheet1.U222:Sheet1.U222</svg:desc>
                </draw:g>
              </table:table-cell>
              <table:table-cell office:value-type="string">
                <text:p>Progettista</text:p>
                <draw:g>
                  <svg:desc>Sheet1.V222:Sheet1.V222</svg:desc>
                </draw:g>
              </table:table-cell>
              <table:table-cell office:value-type="string">
                <text:p>Verificatore</text:p>
                <draw:g>
                  <svg:desc>Sheet1.W222:Sheet1.W222</svg:desc>
                </draw:g>
              </table:table-cell>
              <table:table-cell office:value-type="string">
                <text:p>Programmatore</text:p>
                <draw:g>
                  <svg:desc>Sheet1.X222:Sheet1.X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R223:Sheet1.R228</svg:desc>
                </draw:g>
              </table:table-cell>
              <table:table-cell office:value-type="float" office:value="4">
                <text:p>4</text:p>
                <draw:g>
                  <svg:desc>Sheet1.S223:Sheet1.S228</svg:desc>
                </draw:g>
              </table:table-cell>
              <table:table-cell office:value-type="float" office:value="4">
                <text:p>4</text:p>
                <draw:g>
                  <svg:desc>Sheet1.T223:Sheet1.T228</svg:desc>
                </draw:g>
              </table:table-cell>
              <table:table-cell office:value-type="float" office:value="4">
                <text:p>4</text:p>
                <draw:g>
                  <svg:desc>Sheet1.U223:Sheet1.U228</svg:desc>
                </draw:g>
              </table:table-cell>
              <table:table-cell office:value-type="float" office:value="52">
                <text:p>52</text:p>
                <draw:g>
                  <svg:desc>Sheet1.V223:Sheet1.V228</svg:desc>
                </draw:g>
              </table:table-cell>
              <table:table-cell office:value-type="float" office:value="29">
                <text:p>29</text:p>
                <draw:g>
                  <svg:desc>Sheet1.W223:Sheet1.W228</svg:desc>
                </draw:g>
              </table:table-cell>
              <table:table-cell office:value-type="float" office:value="12">
                <text:p>12</text:p>
                <draw:g>
                  <svg:desc>Sheet1.X223:Sheet1.X22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76cm" svg:width="12.23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C43:Sheet1.H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2.179cm" svg:y="1.993cm" svg:width="10.133cm" svg:height="6.0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:Sheet1.H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6:Sheet1.H4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10">
                <text:p>10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3">
                <text:p>3</text:p>
                <draw:g>
                  <svg:desc>Sheet1.E37:Sheet1.E42</svg:desc>
                </draw:g>
              </table:table-cell>
              <table:table-cell office:value-type="float" office:value="12">
                <text:p>12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2:Sheet1.H6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10">
                <text:p>1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4">
                <text:p>14</text:p>
                <draw:g>
                  <svg:desc>Sheet1.G63:Sheet1.G68</svg:desc>
                </draw:g>
              </table:table-cell>
              <table:table-cell office:value-type="float" office:value="8">
                <text:p>8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89:Sheet1.H95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